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style:font-name="Liberation Serif" fo:font-size="12pt" officeooo:rsid="001565e3" officeooo:paragraph-rsid="001565e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65e3" officeooo:paragraph-rsid="0140202b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565e3" officeooo:paragraph-rsid="01423955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565e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af0b6" officeooo:paragraph-rsid="001af0b6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af0b6" officeooo:paragraph-rsid="001af227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af0b6" officeooo:paragraph-rsid="0026512b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af227" officeooo:paragraph-rsid="001c8c0a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d6faa" officeooo:paragraph-rsid="001d6faa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da171" officeooo:paragraph-rsid="002229a8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da171" officeooo:paragraph-rsid="001f2fc0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09349" officeooo:paragraph-rsid="002e0a23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09349" officeooo:paragraph-rsid="00209349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8230d" officeooo:paragraph-rsid="0028230d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a4289" officeooo:paragraph-rsid="002a4289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7d0bf" officeooo:paragraph-rsid="003bf0d8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4f87f1" officeooo:paragraph-rsid="004f87f1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92c83e" officeooo:paragraph-rsid="00ed7734" style:font-size-asian="12pt" style:font-size-complex="12pt"/>
    </style:style>
    <style:style style:name="P19" style:family="paragraph" style:parent-style-name="Standard">
      <style:text-properties style:font-name="Liberation Serif" fo:font-size="12pt" officeooo:rsid="013c95d0" officeooo:paragraph-rsid="013c95d0" style:font-size-asian="12pt" style:font-size-complex="12pt"/>
    </style:style>
    <style:style style:name="P20" style:family="paragraph" style:parent-style-name="Standard">
      <style:text-properties style:font-name="Liberation Serif" fo:font-size="12pt" fo:font-weight="normal" officeooo:rsid="002229a8" officeooo:paragraph-rsid="002229a8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4d54c" officeooo:paragraph-rsid="0024d54c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ea80d" officeooo:paragraph-rsid="003053dd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318f5" officeooo:paragraph-rsid="00342103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3318f5" officeooo:paragraph-rsid="0151dcf5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5ddc2" officeooo:paragraph-rsid="0035ddc2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60cf9" officeooo:paragraph-rsid="00360cf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676e7" officeooo:paragraph-rsid="003676e7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officeooo:rsid="0024d54c" officeooo:paragraph-rsid="0024d54c" style:font-size-asian="10.5pt" style:font-size-complex="12pt"/>
    </style:style>
    <style:style style:name="P29" style:family="paragraph" style:parent-style-name="Standard">
      <style:text-properties style:font-name="Liberation Serif" fo:font-size="12pt" fo:font-weight="bold" officeooo:rsid="003318f5" officeooo:paragraph-rsid="003318f5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0360cf9" officeooo:paragraph-rsid="00360cf9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13e6221" officeooo:paragraph-rsid="013e6221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5pt" fo:font-weight="bold" officeooo:rsid="001af0b6" officeooo:paragraph-rsid="001af0b6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Liberation Serif" fo:font-size="15pt" fo:font-weight="bold" officeooo:rsid="002229a8" officeooo:paragraph-rsid="002e0a23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Liberation Serif" fo:font-size="15pt" fo:font-weight="bold" officeooo:rsid="002229a8" officeooo:paragraph-rsid="00689970" style:font-size-asian="15pt" style:font-weight-asian="bold" style:font-size-complex="15pt" style:font-weight-complex="bold"/>
    </style:style>
    <style:style style:name="P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565e3" officeooo:paragraph-rsid="001565e3" style:font-size-asian="12pt" style:font-size-complex="12pt"/>
    </style:style>
    <style:style style:name="P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0b6" officeooo:paragraph-rsid="001af0b6" style:font-size-asian="12pt" style:font-size-complex="12pt"/>
    </style:style>
    <style:style style:name="P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c8c0a" style:font-size-asian="12pt" style:font-size-complex="12pt"/>
    </style:style>
    <style:style style:name="P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09349" style:font-size-asian="12pt" style:font-size-complex="12pt"/>
    </style:style>
    <style:style style:name="P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size-complex="12pt"/>
    </style:style>
    <style:style style:name="P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a7b60" style:font-size-asian="12pt" style:font-size-complex="12pt"/>
    </style:style>
    <style:style style:name="P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26512b" style:font-size-asian="12pt" style:font-size-complex="12pt"/>
    </style:style>
    <style:style style:name="P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42103" officeooo:paragraph-rsid="00342103" style:font-size-asian="12pt" style:font-size-complex="12pt"/>
    </style:style>
    <style:style style:name="P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9d59f" officeooo:paragraph-rsid="0028230d" style:font-size-asian="12pt" style:font-size-complex="12pt"/>
    </style:style>
    <style:style style:name="P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a4289" officeooo:paragraph-rsid="002a4289" style:font-size-asian="12pt" style:font-size-complex="12pt"/>
    </style:style>
    <style:style style:name="P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c0c66" officeooo:paragraph-rsid="002c0c66" style:font-size-asian="12pt" style:font-size-complex="12pt"/>
    </style:style>
    <style:style style:name="P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7d0bf" style:font-size-asian="12pt" style:font-size-complex="12pt"/>
    </style:style>
    <style:style style:name="P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f136f" style:font-size-asian="12pt" style:font-size-complex="12pt"/>
    </style:style>
    <style:style style:name="P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fd26b" style:font-size-asian="12pt" style:font-size-complex="12pt"/>
    </style:style>
    <style:style style:name="P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a7b60" style:font-size-asian="12pt" style:font-size-complex="12pt"/>
    </style:style>
    <style:style style:name="P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bf0d8" style:font-size-asian="12pt" style:font-size-complex="12pt"/>
    </style:style>
    <style:style style:name="P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d4217" style:font-size-asian="12pt" style:font-size-complex="12pt"/>
    </style:style>
    <style:style style:name="P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d4217" officeooo:paragraph-rsid="003d4217" style:font-size-asian="12pt" style:font-size-complex="12pt"/>
    </style:style>
    <style:style style:name="P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fd26b" officeooo:paragraph-rsid="003fd26b" style:font-size-asian="12pt" style:font-size-complex="12pt"/>
    </style:style>
    <style:style style:name="P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d6faa" officeooo:paragraph-rsid="001d6faa" style:font-size-asian="12pt" style:font-size-complex="12pt"/>
    </style:style>
    <style:style style:name="P5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f87f1" officeooo:paragraph-rsid="004f87f1" style:font-size-asian="12pt" style:font-size-complex="12pt"/>
    </style:style>
    <style:style style:name="P5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f87f1" officeooo:paragraph-rsid="005118b3" style:font-size-asian="12pt" style:font-size-complex="12pt"/>
    </style:style>
    <style:style style:name="P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f87f1" officeooo:paragraph-rsid="00dae215" style:font-size-asian="12pt" style:font-size-complex="12pt"/>
    </style:style>
    <style:style style:name="P5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118b3" officeooo:paragraph-rsid="005118b3" style:font-size-asian="12pt" style:font-size-complex="12pt"/>
    </style:style>
    <style:style style:name="P6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3a04b" officeooo:paragraph-rsid="0053a04b" style:font-size-asian="12pt" style:font-size-complex="12pt"/>
    </style:style>
    <style:style style:name="P6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3a04b" officeooo:paragraph-rsid="0058c577" style:font-size-asian="12pt" style:font-size-complex="12pt"/>
    </style:style>
    <style:style style:name="P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203fa" officeooo:paragraph-rsid="005203fa" style:font-size-asian="12pt" style:font-size-complex="12pt"/>
    </style:style>
    <style:style style:name="P6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58d47" officeooo:paragraph-rsid="00558d47" style:font-size-asian="12pt" style:font-size-complex="12pt"/>
    </style:style>
    <style:style style:name="P6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7d39c" officeooo:paragraph-rsid="0058c577" style:font-size-asian="12pt" style:font-size-complex="12pt"/>
    </style:style>
    <style:style style:name="P6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8c577" officeooo:paragraph-rsid="0058c577" style:font-size-asian="12pt" style:font-size-complex="12pt"/>
    </style:style>
    <style:style style:name="P6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b5aa9" officeooo:paragraph-rsid="0062794e" style:font-size-asian="12pt" style:font-size-complex="12pt"/>
    </style:style>
    <style:style style:name="P6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13b92" officeooo:paragraph-rsid="00413b92" style:font-size-asian="12pt" style:font-size-complex="12pt"/>
    </style:style>
    <style:style style:name="P6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bb0f7" officeooo:paragraph-rsid="004bb0f7" style:font-size-asian="12pt" style:font-size-complex="12pt"/>
    </style:style>
    <style:style style:name="P6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c9045" officeooo:paragraph-rsid="005c9045" style:font-size-asian="12pt" style:font-size-complex="12pt"/>
    </style:style>
    <style:style style:name="P7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ec46c" officeooo:paragraph-rsid="005ec46c" style:font-size-asian="12pt" style:font-size-complex="12pt"/>
    </style:style>
    <style:style style:name="P7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100db" officeooo:paragraph-rsid="0063bdea" style:font-size-asian="12pt" style:font-size-complex="12pt"/>
    </style:style>
    <style:style style:name="P7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a80d" officeooo:paragraph-rsid="002ea80d" style:font-size-asian="12pt" style:font-size-complex="12pt"/>
    </style:style>
    <style:style style:name="P7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4750b" officeooo:paragraph-rsid="0064750b" style:font-size-asian="12pt" style:font-size-complex="12pt"/>
    </style:style>
    <style:style style:name="P7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3d4217" style:font-size-asian="12pt" style:font-size-complex="12pt"/>
    </style:style>
    <style:style style:name="P7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6666d5" style:font-size-asian="12pt" style:font-size-complex="12pt"/>
    </style:style>
    <style:style style:name="P7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89970" officeooo:paragraph-rsid="00689970" style:font-size-asian="12pt" style:font-size-complex="12pt"/>
    </style:style>
    <style:style style:name="P7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d5873" officeooo:paragraph-rsid="007d5873" style:font-size-asian="12pt" style:font-size-complex="12pt"/>
    </style:style>
    <style:style style:name="P7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df64d" officeooo:paragraph-rsid="006df64d" style:font-size-asian="12pt" style:font-size-complex="12pt"/>
    </style:style>
    <style:style style:name="P7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e871c" officeooo:paragraph-rsid="007e871c" style:font-size-asian="12pt" style:font-size-complex="12pt"/>
    </style:style>
    <style:style style:name="P8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e871c" officeooo:paragraph-rsid="00b252ba" style:font-size-asian="12pt" style:font-size-complex="12pt"/>
    </style:style>
    <style:style style:name="P8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2db20" officeooo:paragraph-rsid="002ea80d" style:font-size-asian="12pt" style:font-size-complex="12pt"/>
    </style:style>
    <style:style style:name="P8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b2f9a" officeooo:paragraph-rsid="008dfa8e" style:font-size-asian="12pt" style:font-size-complex="12pt"/>
    </style:style>
    <style:style style:name="P8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c78ca" officeooo:paragraph-rsid="008dfa8e" style:font-size-asian="12pt" style:font-size-complex="12pt"/>
    </style:style>
    <style:style style:name="P8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c78ca" officeooo:paragraph-rsid="0064750b" style:font-size-asian="12pt" style:font-size-complex="12pt"/>
    </style:style>
    <style:style style:name="P8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c78ca" officeooo:paragraph-rsid="008ec3ac" style:font-size-asian="12pt" style:font-size-complex="12pt"/>
    </style:style>
    <style:style style:name="P8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c414a" officeooo:paragraph-rsid="00914bc9" style:font-size-asian="12pt" style:font-size-complex="12pt"/>
    </style:style>
    <style:style style:name="P8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47b35" officeooo:paragraph-rsid="00947b35" style:font-size-asian="12pt" style:font-size-complex="12pt"/>
    </style:style>
    <style:style style:name="P8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646c0" officeooo:paragraph-rsid="009646c0" style:font-size-asian="12pt" style:font-size-complex="12pt"/>
    </style:style>
    <style:style style:name="P8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39b19" officeooo:paragraph-rsid="00a39b19" style:font-size-asian="12pt" style:font-size-complex="12pt"/>
    </style:style>
    <style:style style:name="P9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39b19" officeooo:paragraph-rsid="00a5b257" style:font-size-asian="12pt" style:font-size-complex="12pt"/>
    </style:style>
    <style:style style:name="P9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fabc2" officeooo:paragraph-rsid="006fabc2" style:font-size-asian="12pt" style:font-size-complex="12pt"/>
    </style:style>
    <style:style style:name="P9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5b257" officeooo:paragraph-rsid="00a6a287" style:font-size-asian="12pt" style:font-size-complex="12pt"/>
    </style:style>
    <style:style style:name="P9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5b257" officeooo:paragraph-rsid="00a6bae4" style:font-size-asian="12pt" style:font-size-complex="12pt"/>
    </style:style>
    <style:style style:name="P9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a5b257" officeooo:paragraph-rsid="00be9646" style:font-size-asian="12pt" style:font-size-complex="12pt"/>
    </style:style>
    <style:style style:name="P9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0ac98" officeooo:paragraph-rsid="00b0ac98" style:font-size-asian="12pt" style:font-size-complex="12pt"/>
    </style:style>
    <style:style style:name="P9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92a58" officeooo:paragraph-rsid="00b92a58" style:font-size-asian="12pt" style:font-size-complex="12pt"/>
    </style:style>
    <style:style style:name="P9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70da5" officeooo:paragraph-rsid="00b70da5" style:font-size-asian="12pt" style:font-size-complex="12pt"/>
    </style:style>
    <style:style style:name="P9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8daef" officeooo:paragraph-rsid="003a7b60" style:font-size-asian="12pt" style:font-size-complex="12pt"/>
    </style:style>
    <style:style style:name="P9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9cab" officeooo:paragraph-rsid="00da9cab" style:font-size-asian="12pt" style:font-size-complex="12pt"/>
    </style:style>
    <style:style style:name="P10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e215" style:font-size-asian="12pt" style:font-size-complex="12pt"/>
    </style:style>
    <style:style style:name="P10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f67e09" officeooo:paragraph-rsid="00f67e09" style:font-size-asian="12pt" style:font-size-complex="12pt"/>
    </style:style>
    <style:style style:name="P10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f971c6" officeooo:paragraph-rsid="00f971c6" style:font-size-asian="12pt" style:font-size-complex="12pt"/>
    </style:style>
    <style:style style:name="P10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466fb" officeooo:paragraph-rsid="00b56b1e" style:font-size-asian="12pt" style:font-size-complex="12pt"/>
    </style:style>
    <style:style style:name="P10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fcfb98" officeooo:paragraph-rsid="00fe34bc" style:font-size-asian="12pt" style:font-size-complex="12pt"/>
    </style:style>
    <style:style style:name="P10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09a98" officeooo:paragraph-rsid="01009a98" style:font-size-asian="12pt" style:font-size-complex="12pt"/>
    </style:style>
    <style:style style:name="P10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a6853" officeooo:paragraph-rsid="010a6853" style:font-size-asian="12pt" style:font-size-complex="12pt"/>
    </style:style>
    <style:style style:name="P10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d5d92" officeooo:paragraph-rsid="010d5d92" style:font-size-asian="12pt" style:font-size-complex="12pt"/>
    </style:style>
    <style:style style:name="P10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109126" officeooo:paragraph-rsid="01119626" style:font-size-asian="12pt" style:font-size-complex="12pt"/>
    </style:style>
    <style:style style:name="P10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11db05" officeooo:paragraph-rsid="0113b221" style:font-size-asian="12pt" style:font-size-complex="12pt"/>
    </style:style>
    <style:style style:name="P11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163f06" officeooo:paragraph-rsid="01163f06" style:font-size-asian="12pt" style:font-size-complex="12pt"/>
    </style:style>
    <style:style style:name="P11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24317" officeooo:paragraph-rsid="01224317" style:font-size-asian="12pt" style:font-size-complex="12pt"/>
    </style:style>
    <style:style style:name="P11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6d7e9" officeooo:paragraph-rsid="0126d7e9" style:font-size-asian="12pt" style:font-size-complex="12pt"/>
    </style:style>
    <style:style style:name="P11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7dc58" officeooo:paragraph-rsid="0137dc58" style:font-size-asian="12pt" style:font-size-complex="12pt"/>
    </style:style>
    <style:style style:name="P11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9cc46" officeooo:paragraph-rsid="0139cc46" style:font-size-asian="12pt" style:font-size-complex="12pt"/>
    </style:style>
    <style:style style:name="P11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4ff7c" officeooo:paragraph-rsid="013c275b" style:font-size-asian="12pt" style:font-size-complex="12pt"/>
    </style:style>
    <style:style style:name="P11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44f5a" officeooo:paragraph-rsid="01644f5a" style:font-size-asian="12pt" style:font-size-complex="12pt"/>
    </style:style>
    <style:style style:name="P11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5d6bb" officeooo:paragraph-rsid="0165d6bb" style:font-size-asian="12pt" style:font-size-complex="12pt"/>
    </style:style>
    <style:style style:name="P11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63637" officeooo:paragraph-rsid="01663637" style:font-size-asian="12pt" style:font-size-complex="12pt"/>
    </style:style>
    <style:style style:name="P11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74ed6" officeooo:paragraph-rsid="01674ed6" style:font-size-asian="12pt" style:font-size-complex="12pt"/>
    </style:style>
    <style:style style:name="P12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ad7ca" officeooo:paragraph-rsid="016ad7ca" style:font-size-asian="12pt" style:font-size-complex="12pt"/>
    </style:style>
    <style:style style:name="P12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46f01" officeooo:paragraph-rsid="00446f01" style:font-size-asian="12pt" style:font-size-complex="12pt"/>
    </style:style>
    <style:style style:name="P1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b2e39" officeooo:paragraph-rsid="016b2e39" style:font-size-asian="12pt" style:font-size-complex="12pt"/>
    </style:style>
    <style:style style:name="P1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6dda42" officeooo:paragraph-rsid="016dda42" style:font-size-asian="12pt" style:font-size-complex="12pt"/>
    </style:style>
    <style:style style:name="P1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1933a" officeooo:paragraph-rsid="0071933a" style:font-size-asian="12pt" style:font-size-complex="12pt"/>
    </style:style>
    <style:style style:name="P1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73bbcf" officeooo:paragraph-rsid="0173bbcf" style:font-size-asian="12pt" style:font-size-complex="12pt"/>
    </style:style>
    <style:style style:name="P1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8fec1" officeooo:paragraph-rsid="0188fec1" style:font-size-asian="12pt" style:font-size-complex="12pt"/>
    </style:style>
    <style:style style:name="P1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3989a" officeooo:paragraph-rsid="0093989a" style:font-size-asian="12pt" style:font-size-complex="12pt"/>
    </style:style>
    <style:style style:name="P12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a27ea" officeooo:paragraph-rsid="018a27ea" style:font-size-asian="12pt" style:font-size-complex="12pt"/>
    </style:style>
    <style:style style:name="P12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efb86" officeooo:paragraph-rsid="018efb86" style:font-size-asian="12pt" style:font-size-complex="12pt"/>
    </style:style>
    <style:style style:name="P13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14fde0" officeooo:paragraph-rsid="0114fde0" style:font-size-asian="12pt" style:font-size-complex="12pt"/>
    </style:style>
    <style:style style:name="P13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b8f5eb" officeooo:paragraph-rsid="00b8f5eb" style:font-size-asian="12pt" style:font-size-complex="12pt"/>
    </style:style>
    <style:style style:name="P13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11379" officeooo:paragraph-rsid="01a11379" style:font-size-asian="12pt" style:font-size-complex="12pt"/>
    </style:style>
    <style:style style:name="P1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47a21" officeooo:paragraph-rsid="01a47a21" style:font-size-asian="12pt" style:font-size-complex="12pt"/>
    </style:style>
    <style:style style:name="P1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7582f" officeooo:paragraph-rsid="01a7582f" style:font-size-asian="12pt" style:font-size-complex="12pt"/>
    </style:style>
    <style:style style:name="P1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a8498" officeooo:paragraph-rsid="01aa8498" style:font-size-asian="12pt" style:font-size-complex="12pt"/>
    </style:style>
    <style:style style:name="P1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229a8" style:font-size-asian="12pt" style:font-weight-asian="normal" style:font-size-complex="12pt" style:font-weight-complex="normal"/>
    </style:style>
    <style:style style:name="P1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35ddc2" style:font-size-asian="12pt" style:font-weight-asian="normal" style:font-size-complex="12pt" style:font-weight-complex="normal"/>
    </style:style>
    <style:style style:name="P1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4d54c" officeooo:paragraph-rsid="0024d54c" style:font-size-asian="12pt" style:font-weight-asian="normal" style:font-size-complex="12pt" style:font-weight-complex="normal"/>
    </style:style>
    <style:style style:name="P1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053dd" officeooo:paragraph-rsid="003053dd" style:font-size-asian="12pt" style:font-weight-asian="normal" style:font-size-complex="12pt" style:font-weight-complex="normal"/>
    </style:style>
    <style:style style:name="P1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318f5" officeooo:paragraph-rsid="003318f5" style:font-size-asian="12pt" style:font-weight-asian="normal" style:font-size-complex="12pt" style:font-weight-complex="normal"/>
    </style:style>
    <style:style style:name="P1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318f5" officeooo:paragraph-rsid="00342103" style:font-size-asian="12pt" style:font-weight-asian="normal" style:font-size-complex="12pt" style:font-weight-complex="normal"/>
    </style:style>
    <style:style style:name="P1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42103" officeooo:paragraph-rsid="00342103" style:font-size-asian="12pt" style:font-weight-asian="normal" style:font-size-complex="12pt" style:font-weight-complex="normal"/>
    </style:style>
    <style:style style:name="P1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42103" officeooo:paragraph-rsid="012f9786" style:font-size-asian="12pt" style:font-weight-asian="normal" style:font-size-complex="12pt" style:font-weight-complex="normal"/>
    </style:style>
    <style:style style:name="P1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42103" officeooo:paragraph-rsid="0151dcf5" style:font-size-asian="12pt" style:font-weight-asian="normal" style:font-size-complex="12pt" style:font-weight-complex="normal"/>
    </style:style>
    <style:style style:name="P1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5ddc2" officeooo:paragraph-rsid="0035ddc2" style:font-size-asian="12pt" style:font-weight-asian="normal" style:font-size-complex="12pt" style:font-weight-complex="normal"/>
    </style:style>
    <style:style style:name="P1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5ddc2" officeooo:paragraph-rsid="00360cf9" style:font-size-asian="12pt" style:font-weight-asian="normal" style:font-size-complex="12pt" style:font-weight-complex="normal"/>
    </style:style>
    <style:style style:name="P1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weight-asian="normal" style:font-size-complex="12pt" style:font-weight-complex="normal"/>
    </style:style>
    <style:style style:name="P1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76e7" style:font-size-asian="12pt" style:font-weight-asian="normal" style:font-size-complex="12pt" style:font-weight-complex="normal"/>
    </style:style>
    <style:style style:name="P1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76e7" officeooo:paragraph-rsid="00360cf9" style:font-size-asian="12pt" style:font-weight-asian="normal" style:font-size-complex="12pt" style:font-weight-complex="normal"/>
    </style:style>
    <style:style style:name="P1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bb0f7" officeooo:paragraph-rsid="005118b3" style:font-size-asian="12pt" style:font-weight-asian="normal" style:font-size-complex="12pt" style:font-weight-complex="normal"/>
    </style:style>
    <style:style style:name="P1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8b919" officeooo:paragraph-rsid="0078b919" style:font-size-asian="12pt" style:font-weight-asian="normal" style:font-size-complex="12pt" style:font-weight-complex="normal"/>
    </style:style>
    <style:style style:name="P1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2281a" officeooo:paragraph-rsid="0082281a" style:font-size-asian="12pt" style:font-weight-asian="normal" style:font-size-complex="12pt" style:font-weight-complex="normal"/>
    </style:style>
    <style:style style:name="P1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2281a" officeooo:paragraph-rsid="0084f343" style:font-size-asian="12pt" style:font-weight-asian="normal" style:font-size-complex="12pt" style:font-weight-complex="normal"/>
    </style:style>
    <style:style style:name="P1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8131a" officeooo:paragraph-rsid="0088131a" style:font-size-asian="12pt" style:font-weight-asian="normal" style:font-size-complex="12pt" style:font-weight-complex="normal"/>
    </style:style>
    <style:style style:name="P1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89b8fe" officeooo:paragraph-rsid="0089b8fe" style:font-size-asian="12pt" style:font-weight-asian="normal" style:font-size-complex="12pt" style:font-weight-complex="normal"/>
    </style:style>
    <style:style style:name="P15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c1e14" officeooo:paragraph-rsid="006b5585" style:font-size-asian="12pt" style:font-weight-asian="normal" style:font-size-complex="12pt" style:font-weight-complex="normal"/>
    </style:style>
    <style:style style:name="P15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d5b7a" officeooo:paragraph-rsid="009ea329" style:font-size-asian="12pt" style:font-weight-asian="normal" style:font-size-complex="12pt" style:font-weight-complex="normal"/>
    </style:style>
    <style:style style:name="P1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a2045" officeooo:paragraph-rsid="009ea329" style:font-size-asian="12pt" style:font-weight-asian="normal" style:font-size-complex="12pt" style:font-weight-complex="normal"/>
    </style:style>
    <style:style style:name="P15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c67afe" officeooo:paragraph-rsid="00c67afe" style:font-size-asian="12pt" style:font-weight-asian="normal" style:font-size-complex="12pt" style:font-weight-complex="normal"/>
    </style:style>
    <style:style style:name="P16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ccb790" officeooo:paragraph-rsid="00d0f0bd" style:font-size-asian="12pt" style:font-weight-asian="normal" style:font-size-complex="12pt" style:font-weight-complex="normal"/>
    </style:style>
    <style:style style:name="P16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87f9c" officeooo:paragraph-rsid="00787f9c" style:font-size-asian="12pt" style:font-weight-asian="normal" style:font-size-complex="12pt" style:font-weight-complex="normal"/>
    </style:style>
    <style:style style:name="P1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4c130" officeooo:paragraph-rsid="00d4c130" style:font-size-asian="12pt" style:font-weight-asian="normal" style:font-size-complex="12pt" style:font-weight-complex="normal"/>
    </style:style>
    <style:style style:name="P16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b5585" officeooo:paragraph-rsid="006b5585" style:font-size-asian="12pt" style:font-weight-asian="normal" style:font-size-complex="12pt" style:font-weight-complex="normal"/>
    </style:style>
    <style:style style:name="P16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e82c3d" officeooo:paragraph-rsid="00e82c3d" style:font-size-asian="12pt" style:font-weight-asian="normal" style:font-size-complex="12pt" style:font-weight-complex="normal"/>
    </style:style>
    <style:style style:name="P16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5ed3a" officeooo:paragraph-rsid="010296f0" style:font-size-asian="12pt" style:font-weight-asian="normal" style:font-size-complex="12pt" style:font-weight-complex="normal"/>
    </style:style>
    <style:style style:name="P16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05ed3a" officeooo:paragraph-rsid="0105ed3a" style:font-size-asian="12pt" style:font-weight-asian="normal" style:font-size-complex="12pt" style:font-weight-complex="normal"/>
    </style:style>
    <style:style style:name="P16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e10ebb" officeooo:paragraph-rsid="00e30cfc" style:font-size-asian="12pt" style:font-weight-asian="normal" style:font-size-complex="12pt" style:font-weight-complex="normal"/>
    </style:style>
    <style:style style:name="P16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739e7" officeooo:paragraph-rsid="012739e7" style:font-size-asian="12pt" style:font-weight-asian="normal" style:font-size-complex="12pt" style:font-weight-complex="normal"/>
    </style:style>
    <style:style style:name="P16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23c31" officeooo:paragraph-rsid="015bc673" style:font-size-asian="12pt" style:font-weight-asian="normal" style:font-size-complex="12pt" style:font-weight-complex="normal"/>
    </style:style>
    <style:style style:name="P17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ea80a7" officeooo:paragraph-rsid="00ebe898" style:font-size-asian="12pt" style:font-weight-asian="normal" style:font-size-complex="12pt" style:font-weight-complex="normal"/>
    </style:style>
    <style:style style:name="P17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cb74df" officeooo:paragraph-rsid="00ccb5ec" style:font-size-asian="12pt" style:font-weight-asian="normal" style:font-size-complex="12pt" style:font-weight-complex="normal"/>
    </style:style>
    <style:style style:name="P17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cb74df" officeooo:paragraph-rsid="0151dcf5" style:font-size-asian="12pt" style:font-weight-asian="normal" style:font-size-complex="12pt" style:font-weight-complex="normal"/>
    </style:style>
    <style:style style:name="P17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c414a" officeooo:paragraph-rsid="009071b8" style:font-size-asian="12pt" style:font-weight-asian="normal" style:font-size-complex="12pt" style:font-weight-complex="normal"/>
    </style:style>
    <style:style style:name="P17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766266" officeooo:paragraph-rsid="01766266" style:font-size-asian="12pt" style:font-weight-asian="normal" style:font-size-complex="12pt" style:font-weight-complex="normal"/>
    </style:style>
    <style:style style:name="P17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ea04a" officeooo:paragraph-rsid="017a4332" style:font-size-asian="12pt" style:font-weight-asian="normal" style:font-size-complex="12pt" style:font-weight-complex="normal"/>
    </style:style>
    <style:style style:name="P17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7f778d" officeooo:paragraph-rsid="017f91fc" style:font-size-asian="12pt" style:font-weight-asian="normal" style:font-size-complex="12pt" style:font-weight-complex="normal"/>
    </style:style>
    <style:style style:name="P17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51ff0" officeooo:paragraph-rsid="01851ff0" style:font-size-asian="12pt" style:font-weight-asian="normal" style:font-size-complex="12pt" style:font-weight-complex="normal"/>
    </style:style>
    <style:style style:name="P17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c178d8" officeooo:paragraph-rsid="01851ff0" style:font-size-asian="12pt" style:font-weight-asian="normal" style:font-size-complex="12pt" style:font-weight-complex="normal"/>
    </style:style>
    <style:style style:name="P17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88ed3" officeooo:paragraph-rsid="01888ed3" style:font-size-asian="12pt" style:font-weight-asian="normal" style:font-size-complex="12pt" style:font-weight-complex="normal"/>
    </style:style>
    <style:style style:name="P18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18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3403a" officeooo:paragraph-rsid="0193403a" style:font-size-asian="12pt" style:font-weight-asian="normal" style:font-size-complex="12pt" style:font-weight-complex="normal"/>
    </style:style>
    <style:style style:name="P18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3403a" officeooo:paragraph-rsid="019408e9" style:font-size-asian="12pt" style:font-weight-asian="normal" style:font-size-complex="12pt" style:font-weight-complex="normal"/>
    </style:style>
    <style:style style:name="P18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9538b" officeooo:paragraph-rsid="0199538b" style:font-size-asian="12pt" style:font-weight-asian="normal" style:font-size-complex="12pt" style:font-weight-complex="normal"/>
    </style:style>
    <style:style style:name="P18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229a8" officeooo:paragraph-rsid="002229a8" style:font-size-asian="10.5pt" style:font-weight-asian="normal" style:font-size-complex="12pt" style:font-weight-complex="normal"/>
    </style:style>
    <style:style style:name="P18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053dd" officeooo:paragraph-rsid="003053dd" style:font-size-asian="10.5pt" style:font-weight-asian="normal" style:font-size-complex="12pt" style:font-weight-complex="normal"/>
    </style:style>
    <style:style style:name="P18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2229a8" officeooo:paragraph-rsid="002229a8" style:font-size-asian="10.5pt" style:font-weight-asian="bold" style:font-size-complex="12pt" style:font-weight-complex="bold"/>
    </style:style>
    <style:style style:name="P18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3fe9ab" style:font-size-asian="12pt" style:font-weight-asian="bold" style:font-size-complex="12pt" style:font-weight-complex="bold"/>
    </style:style>
    <style:style style:name="P18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4f87f1" style:font-size-asian="12pt" style:font-weight-asian="bold" style:font-size-complex="12pt" style:font-weight-complex="bold"/>
    </style:style>
    <style:style style:name="P18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772987" style:font-size-asian="12pt" style:font-weight-asian="bold" style:font-size-complex="12pt" style:font-weight-complex="bold"/>
    </style:style>
    <style:style style:name="P19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82281a" officeooo:paragraph-rsid="0082281a" style:font-size-asian="12pt" style:font-weight-asian="bold" style:font-size-complex="12pt" style:font-weight-complex="bold"/>
    </style:style>
    <style:style style:name="P19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9ea329" officeooo:paragraph-rsid="009ea329" style:font-size-asian="12pt" style:font-weight-asian="bold" style:font-size-complex="12pt" style:font-weight-complex="bold"/>
    </style:style>
    <style:style style:name="P19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9d5b7a" officeooo:paragraph-rsid="009ea329" style:font-size-asian="12pt" style:font-weight-asian="bold" style:font-size-complex="12pt" style:font-weight-complex="bold"/>
    </style:style>
    <style:style style:name="P19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9d5b7a" officeooo:paragraph-rsid="011eda01" style:font-size-asian="12pt" style:font-weight-asian="bold" style:font-size-complex="12pt" style:font-weight-complex="bold"/>
    </style:style>
    <style:style style:name="P19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5ddc2" officeooo:paragraph-rsid="0035ddc2" style:font-size-asian="12pt" style:font-weight-asian="bold" style:font-size-complex="12pt" style:font-weight-complex="bold"/>
    </style:style>
    <style:style style:name="P19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e82c3d" officeooo:paragraph-rsid="00e82c3d" style:font-size-asian="12pt" style:font-weight-asian="bold" style:font-size-complex="12pt" style:font-weight-complex="bold"/>
    </style:style>
    <style:style style:name="P19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d4217" officeooo:paragraph-rsid="003d4217" style:font-size-asian="12pt" style:font-weight-asian="bold" style:font-size-complex="12pt" style:font-weight-complex="bold"/>
    </style:style>
    <style:style style:name="P19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111db05" officeooo:paragraph-rsid="0111db05" style:font-size-asian="12pt" style:font-weight-asian="bold" style:font-size-complex="12pt" style:font-weight-complex="bold"/>
    </style:style>
    <style:style style:name="P19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1045783" officeooo:paragraph-rsid="010296f0" style:font-size-asian="12pt" style:font-weight-asian="bold" style:font-size-complex="12pt" style:font-weight-complex="bold"/>
    </style:style>
    <style:style style:name="P19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6bd9" style:font-size-asian="12pt" style:font-weight-asian="normal" style:font-size-complex="12pt" style:font-weight-complex="normal"/>
    </style:style>
    <style:style style:name="P20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a023" style:font-size-asian="12pt" style:font-weight-asian="normal" style:font-size-complex="12pt" style:font-weight-complex="normal"/>
    </style:style>
    <style:style style:name="P20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ffc5" officeooo:paragraph-rsid="003fffc5" style:font-size-asian="12pt" style:font-weight-asian="normal" style:font-size-complex="12pt" style:font-weight-complex="normal"/>
    </style:style>
    <style:style style:name="P20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20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1dd97" officeooo:paragraph-rsid="0131dd97" style:font-size-asian="12pt" style:font-weight-asian="normal" style:font-size-complex="12pt" style:font-weight-complex="normal"/>
    </style:style>
    <style:style style:name="P20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1dd97" officeooo:paragraph-rsid="014a0084" style:font-size-asian="12pt" style:font-weight-asian="normal" style:font-size-complex="12pt" style:font-weight-complex="normal"/>
    </style:style>
    <style:style style:name="P20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279ee" officeooo:paragraph-rsid="013279ee" style:font-size-asian="12pt" style:font-weight-asian="normal" style:font-size-complex="12pt" style:font-weight-complex="normal"/>
    </style:style>
    <style:style style:name="P20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14c3424" officeooo:paragraph-rsid="014c3424" style:font-size-asian="12pt" style:font-weight-asian="normal" style:font-size-complex="12pt" style:font-weight-complex="normal"/>
    </style:style>
    <style:style style:name="P20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bold" officeooo:rsid="01339cc7" officeooo:paragraph-rsid="01339cc7" style:font-size-asian="12pt" style:font-weight-asian="bold" style:font-size-complex="12pt" style:font-weight-complex="bold"/>
    </style:style>
    <style:style style:name="P20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5dcf6" officeooo:paragraph-rsid="0135dcf6" style:font-size-asian="12pt" style:font-weight-asian="normal" style:font-size-complex="12pt" style:font-weight-complex="normal"/>
    </style:style>
    <style:style style:name="P20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68fd7" officeooo:paragraph-rsid="01368fd7" style:font-size-asian="12pt" style:font-weight-asian="normal" style:font-size-complex="12pt" style:font-weight-complex="normal"/>
    </style:style>
    <style:style style:name="P21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1dd97" officeooo:paragraph-rsid="0131dd97" style:font-size-asian="12pt" style:font-weight-asian="normal" style:font-size-complex="12pt" style:font-weight-complex="normal"/>
    </style:style>
    <style:style style:name="P21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1dd97" officeooo:paragraph-rsid="014a0084" style:font-size-asian="12pt" style:font-weight-asian="normal" style:font-size-complex="12pt" style:font-weight-complex="normal"/>
    </style:style>
    <style:style style:name="P21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1329738" officeooo:paragraph-rsid="013279ee" style:font-size-asian="12pt" style:font-weight-asian="normal" style:font-size-complex="12pt" style:font-weight-complex="normal"/>
    </style:style>
    <style:style style:name="P213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229a8" style:font-size-asian="15pt" style:font-weight-asian="bold" style:font-size-complex="15pt" style:font-weight-complex="bold"/>
    </style:style>
    <style:style style:name="P214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e0a23" style:font-size-asian="15pt" style:font-weight-asian="bold" style:font-size-complex="15pt" style:font-weight-complex="bold"/>
    </style:style>
    <style:style style:name="P215" style:family="paragraph" style:parent-style-name="Standard">
      <style:paragraph-properties fo:text-align="center" style:justify-single-word="false"/>
      <style:text-properties style:font-name="Liberation Mono" fo:font-size="24pt" fo:font-weight="bold" officeooo:rsid="01466d84" officeooo:paragraph-rsid="01466d84" style:font-size-asian="21pt" style:font-weight-asian="bold" style:font-size-complex="24pt" style:font-weight-complex="bold"/>
    </style:style>
    <style:style style:name="P21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1b7e0d3" officeooo:paragraph-rsid="01c3f976" style:font-size-asian="12pt" style:font-weight-asian="normal" style:font-size-complex="12pt" style:font-weight-complex="normal"/>
    </style:style>
    <style:style style:name="P217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218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3318f5" officeooo:paragraph-rsid="003318f5" style:font-size-asian="12pt" style:font-size-complex="12pt"/>
    </style:style>
    <style:style style:name="P21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e215" style:font-size-asian="12pt" style:font-size-complex="12pt"/>
    </style:style>
    <style:style style:name="P22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565cf" officeooo:paragraph-rsid="019565cf" style:font-size-asian="12pt" style:font-size-complex="12pt"/>
    </style:style>
    <style:style style:name="P22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1b58d50" style:font-size-asian="12pt" style:font-size-complex="12pt"/>
    </style:style>
    <style:style style:name="P2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4a12bd" officeooo:paragraph-rsid="004a12bd" style:font-size-asian="12pt" style:font-size-complex="12pt"/>
    </style:style>
    <style:style style:name="P2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c50ec1" officeooo:paragraph-rsid="01c50ec1" style:font-size-asian="12pt" style:font-size-complex="12pt"/>
    </style:style>
    <style:style style:name="P2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cf32a" officeooo:paragraph-rsid="019cf32a" style:font-size-asian="12pt" style:font-size-complex="12pt"/>
    </style:style>
    <style:style style:name="P2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cc2802" officeooo:paragraph-rsid="01cc2802" style:font-size-asian="12pt" style:font-size-complex="12pt"/>
    </style:style>
    <style:style style:name="P2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b64881" style:font-size-asian="12pt" style:font-size-complex="12pt"/>
    </style:style>
    <style:style style:name="P2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9af6fe" officeooo:paragraph-rsid="0199538b" style:font-size-asian="12pt" style:font-weight-asian="normal" style:font-size-complex="12pt" style:font-weight-complex="normal"/>
    </style:style>
    <style:style style:name="P22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ae582d" officeooo:paragraph-rsid="01af6db5" style:font-size-asian="12pt" style:font-weight-asian="normal" style:font-size-complex="12pt" style:font-weight-complex="normal"/>
    </style:style>
    <style:style style:name="P22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02637" officeooo:paragraph-rsid="01b02637" style:font-size-asian="12pt" style:font-weight-asian="normal" style:font-size-complex="12pt" style:font-weight-complex="normal"/>
    </style:style>
    <style:style style:name="P23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26c9d" officeooo:paragraph-rsid="01b26c9d" style:font-size-asian="12pt" style:font-weight-asian="normal" style:font-size-complex="12pt" style:font-weight-complex="normal"/>
    </style:style>
    <style:style style:name="P23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47ab6" officeooo:paragraph-rsid="01b47ab6" style:font-size-asian="12pt" style:font-weight-asian="normal" style:font-size-complex="12pt" style:font-weight-complex="normal"/>
    </style:style>
    <style:style style:name="P23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1ce0470" style:font-size-asian="12pt" style:font-weight-asian="normal" style:font-size-complex="12pt" style:font-weight-complex="normal"/>
    </style:style>
    <style:style style:name="P2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1cf8467" style:font-size-asian="12pt" style:font-weight-asian="normal" style:font-size-complex="12pt" style:font-weight-complex="normal"/>
    </style:style>
    <style:style style:name="P2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b64881" style:font-size-asian="12pt" style:font-weight-asian="normal" style:font-size-complex="12pt" style:font-weight-complex="normal"/>
    </style:style>
    <style:style style:name="P2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ce0470" style:font-size-asian="12pt" style:font-weight-asian="normal" style:font-size-complex="12pt" style:font-weight-complex="normal"/>
    </style:style>
    <style:style style:name="P2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2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23c31" officeooo:paragraph-rsid="00d23c31" style:font-size-asian="12pt" style:font-weight-asian="normal" style:font-size-complex="12pt" style:font-weight-complex="normal"/>
    </style:style>
    <style:style style:name="P2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2c6aec" officeooo:paragraph-rsid="012c6aec" style:font-size-asian="12pt" style:font-weight-asian="normal" style:font-size-complex="12pt" style:font-weight-complex="normal"/>
    </style:style>
    <style:style style:name="P2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b7e0d3" style:font-size-asian="12pt" style:font-weight-asian="normal" style:font-size-complex="12pt" style:font-weight-complex="normal"/>
    </style:style>
    <style:style style:name="P2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be031a" style:font-size-asian="12pt" style:font-weight-asian="normal" style:font-size-complex="12pt" style:font-weight-complex="normal"/>
    </style:style>
    <style:style style:name="P2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c1bd5e" style:font-size-asian="12pt" style:font-weight-asian="normal" style:font-size-complex="12pt" style:font-weight-complex="normal"/>
    </style:style>
    <style:style style:name="P2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d13800" style:font-size-asian="12pt" style:font-weight-asian="normal" style:font-size-complex="12pt" style:font-weight-complex="normal"/>
    </style:style>
    <style:style style:name="P2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d2d8c9" style:font-size-asian="12pt" style:font-weight-asian="normal" style:font-size-complex="12pt" style:font-weight-complex="normal"/>
    </style:style>
    <style:style style:name="P2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d5d237" style:font-size-asian="12pt" style:font-weight-asian="normal" style:font-size-complex="12pt" style:font-weight-complex="normal"/>
    </style:style>
    <style:style style:name="P2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dcd736" style:font-size-asian="12pt" style:font-weight-asian="normal" style:font-size-complex="12pt" style:font-weight-complex="normal"/>
    </style:style>
    <style:style style:name="P2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7e0d3" officeooo:paragraph-rsid="01e3282e" style:font-size-asian="12pt" style:font-weight-asian="normal" style:font-size-complex="12pt" style:font-weight-complex="normal"/>
    </style:style>
    <style:style style:name="P2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9c1e14" officeooo:paragraph-rsid="006b5585" style:font-size-asian="12pt" style:font-weight-asian="normal" style:font-size-complex="12pt" style:font-weight-complex="normal"/>
    </style:style>
    <style:style style:name="P2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d7a1db" officeooo:paragraph-rsid="01d7a1db" style:font-size-asian="12pt" style:font-weight-asian="normal" style:font-size-complex="12pt" style:font-weight-complex="normal"/>
    </style:style>
    <style:style style:name="P2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dce41e" officeooo:paragraph-rsid="01dce41e" style:font-size-asian="12pt" style:font-weight-asian="normal" style:font-size-complex="12pt" style:font-weight-complex="normal"/>
    </style:style>
    <style:style style:name="P2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0772c" officeooo:paragraph-rsid="01e0772c" style:font-size-asian="12pt" style:font-weight-asian="normal" style:font-size-complex="12pt" style:font-weight-complex="normal"/>
    </style:style>
    <style:style style:name="P2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47c09" officeooo:paragraph-rsid="01e47c09" style:font-size-asian="12pt" style:font-weight-asian="normal" style:font-size-complex="12pt" style:font-weight-complex="normal"/>
    </style:style>
    <style:style style:name="P2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c1206f" style:font-size-asian="12pt" style:font-weight-asian="bold" style:font-size-complex="12pt" style:font-weight-complex="bold"/>
    </style:style>
    <style:style style:name="P2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e67f" officeooo:paragraph-rsid="01b6e67f" style:font-size-asian="12pt" style:font-weight-asian="bold" style:font-size-complex="12pt" style:font-weight-complex="bold"/>
    </style:style>
    <style:style style:name="P2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1ab9d1e" style:font-size-asian="12pt" style:font-weight-asian="bold" style:font-size-complex="12pt" style:font-weight-complex="bold"/>
    </style:style>
    <style:style style:name="P2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1b7b446" officeooo:paragraph-rsid="01b7b446" style:font-size-asian="12pt" style:font-weight-asian="bold" style:font-size-complex="12pt" style:font-weight-complex="bold"/>
    </style:style>
    <style:style style:name="T1" style:family="text">
      <style:text-properties officeooo:rsid="001565e3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1565e3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01af227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01c8c0a"/>
    </style:style>
    <style:style style:name="T7" style:family="text">
      <style:text-properties fo:font-variant="normal" fo:text-transform="none" fo:color="#202122" loext:opacity="100%" fo:letter-spacing="normal" fo:font-style="normal" fo:font-weight="normal" officeooo:rsid="001e2b8c"/>
    </style:style>
    <style:style style:name="T8" style:family="text">
      <style:text-properties fo:font-variant="normal" fo:text-transform="none" fo:color="#202122" loext:opacity="100%" fo:letter-spacing="normal" fo:font-style="normal" fo:font-weight="normal" officeooo:rsid="001ead47"/>
    </style:style>
    <style:style style:name="T9" style:family="text">
      <style:text-properties fo:font-variant="normal" fo:text-transform="none" fo:color="#202122" loext:opacity="100%" fo:letter-spacing="normal" fo:font-style="normal" fo:font-weight="normal" officeooo:rsid="001f2fc0"/>
    </style:style>
    <style:style style:name="T10" style:family="text">
      <style:text-properties fo:font-variant="normal" fo:text-transform="none" fo:color="#202122" loext:opacity="100%" fo:letter-spacing="normal" fo:font-style="normal" fo:font-weight="normal" officeooo:rsid="002229a8"/>
    </style:style>
    <style:style style:name="T11" style:family="text">
      <style:text-properties fo:font-variant="normal" fo:text-transform="none" fo:color="#202122" loext:opacity="100%" fo:letter-spacing="normal" fo:font-style="normal" fo:font-weight="normal" style:font-size-asian="12pt" style:font-weight-asian="normal" style:font-weight-complex="normal"/>
    </style:style>
    <style:style style:name="T12" style:family="text">
      <style:text-properties fo:font-variant="normal" fo:text-transform="none" fo:color="#202122" loext:opacity="100%" fo:letter-spacing="normal" fo:font-style="normal" fo:font-weight="normal" officeooo:rsid="001da171" style:font-size-asian="12pt" style:font-weight-asian="normal" style:font-weight-complex="normal"/>
    </style:style>
    <style:style style:name="T13" style:family="text">
      <style:text-properties fo:font-variant="normal" fo:text-transform="none" fo:color="#202122" loext:opacity="100%" fo:letter-spacing="normal" fo:font-style="normal" fo:font-weight="normal" officeooo:rsid="001f2fc0" style:font-size-asian="12pt" style:font-weight-asian="normal" style:font-weight-complex="normal"/>
    </style:style>
    <style:style style:name="T14" style:family="text">
      <style:text-properties fo:font-variant="normal" fo:text-transform="none" fo:color="#202122" loext:opacity="100%" fo:letter-spacing="normal" fo:font-style="normal" fo:font-weight="normal" officeooo:rsid="0022db20" style:font-size-asian="12pt" style:font-weight-asian="normal" style:font-weight-complex="normal"/>
    </style:style>
    <style:style style:name="T15" style:family="text">
      <style:text-properties fo:font-variant="normal" fo:text-transform="none" fo:color="#202122" loext:opacity="100%" fo:letter-spacing="normal" fo:font-style="normal" fo:font-weight="normal" officeooo:rsid="002229a8" style:font-size-asian="12pt" style:font-weight-asian="normal" style:font-weight-complex="normal"/>
    </style:style>
    <style:style style:name="T16" style:family="text">
      <style:text-properties fo:font-variant="normal" fo:text-transform="none" fo:color="#202122" loext:opacity="100%" fo:letter-spacing="normal" fo:font-style="normal" fo:font-weight="normal" officeooo:rsid="001e2b8c" style:font-size-asian="12pt" style:font-weight-asian="normal" style:font-weight-complex="normal"/>
    </style:style>
    <style:style style:name="T17" style:family="text">
      <style:text-properties fo:font-variant="normal" fo:text-transform="none" fo:color="#202122" loext:opacity="100%" fo:letter-spacing="normal" fo:font-style="normal" fo:font-weight="normal" officeooo:rsid="001ead47" style:font-size-asian="12pt" style:font-weight-asian="normal" style:font-weight-complex="normal"/>
    </style:style>
    <style:style style:name="T18" style:family="text">
      <style:text-properties fo:font-variant="normal" fo:text-transform="none" fo:color="#202122" loext:opacity="100%" fo:letter-spacing="normal" fo:font-style="normal" fo:font-weight="normal" officeooo:rsid="00209349" style:font-size-asian="12pt" style:font-weight-asian="normal" style:font-weight-complex="normal"/>
    </style:style>
    <style:style style:name="T19" style:family="text">
      <style:text-properties fo:font-variant="normal" fo:text-transform="none" fo:color="#202122" loext:opacity="100%" fo:letter-spacing="normal" fo:font-style="normal" fo:font-weight="normal" officeooo:rsid="0026512b"/>
    </style:style>
    <style:style style:name="T20" style:family="text">
      <style:text-properties fo:font-variant="normal" fo:text-transform="none" fo:color="#202122" loext:opacity="100%" fo:letter-spacing="normal" fo:font-style="normal" fo:font-weight="normal" officeooo:rsid="001da171"/>
    </style:style>
    <style:style style:name="T21" style:family="text">
      <style:text-properties fo:font-variant="normal" fo:text-transform="none" fo:color="#202122" loext:opacity="100%" fo:letter-spacing="normal" fo:font-style="normal" fo:font-weight="normal" officeooo:rsid="00209349"/>
    </style:style>
    <style:style style:name="T22" style:family="text">
      <style:text-properties fo:font-variant="normal" fo:text-transform="none" fo:color="#202122" loext:opacity="100%" fo:letter-spacing="normal" fo:font-style="normal" fo:font-weight="normal" officeooo:rsid="0029d59f"/>
    </style:style>
    <style:style style:name="T23" style:family="text">
      <style:text-properties fo:font-variant="normal" fo:text-transform="none" fo:color="#202122" loext:opacity="100%" fo:letter-spacing="normal" fo:font-style="normal" fo:font-weight="normal" officeooo:rsid="0037d0bf"/>
    </style:style>
    <style:style style:name="T24" style:family="text">
      <style:text-properties fo:font-variant="normal" fo:text-transform="none" fo:color="#202122" loext:opacity="100%" fo:letter-spacing="normal" fo:font-style="normal" fo:font-weight="normal" officeooo:rsid="001af0b6"/>
    </style:style>
    <style:style style:name="T25" style:family="text">
      <style:text-properties fo:font-variant="normal" fo:text-transform="none" fo:color="#202122" loext:opacity="100%" fo:letter-spacing="normal" fo:font-style="normal" fo:font-weight="normal" officeooo:rsid="003bf0d8"/>
    </style:style>
    <style:style style:name="T26" style:family="text">
      <style:text-properties fo:font-variant="normal" fo:text-transform="none" fo:color="#202122" loext:opacity="100%" fo:letter-spacing="normal" fo:font-style="normal" fo:font-weight="normal" officeooo:rsid="0092d225"/>
    </style:style>
    <style:style style:name="T27" style:family="text">
      <style:text-properties fo:font-variant="normal" fo:text-transform="none" fo:color="#202122" loext:opacity="100%" fo:letter-spacing="normal" fo:font-style="normal" fo:font-weight="normal" officeooo:rsid="00ed3ed9"/>
    </style:style>
    <style:style style:name="T28" style:family="text">
      <style:text-properties fo:font-variant="normal" fo:text-transform="none" fo:color="#202122" loext:opacity="100%" fo:letter-spacing="normal" fo:font-style="normal" fo:font-weight="normal" officeooo:rsid="00ed7734"/>
    </style:style>
    <style:style style:name="T29" style:family="text">
      <style:text-properties fo:font-variant="normal" fo:text-transform="none" fo:color="#202122" loext:opacity="100%" fo:letter-spacing="normal" fo:font-style="normal" fo:font-weight="normal" officeooo:rsid="00ee330b"/>
    </style:style>
    <style:style style:name="T30" style:family="text">
      <style:text-properties fo:font-variant="normal" fo:text-transform="none" fo:color="#202122" loext:opacity="100%" fo:letter-spacing="normal" fo:font-style="normal" officeooo:rsid="001565e3"/>
    </style:style>
    <style:style style:name="T31" style:family="text">
      <style:text-properties fo:font-variant="normal" fo:text-transform="none" fo:color="#202122" loext:opacity="100%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202122" loext:opacity="100%" fo:letter-spacing="normal" fo:font-style="normal" fo:font-weight="bold" officeooo:rsid="002e0a23" style:font-weight-asian="bold" style:font-weight-complex="bold"/>
    </style:style>
    <style:style style:name="T33" style:family="text">
      <style:text-properties fo:font-variant="normal" fo:text-transform="none" fo:color="#202122" loext:opacity="100%" fo:letter-spacing="normal" fo:font-style="normal" fo:font-weight="bold" officeooo:rsid="003053dd" style:font-weight-asian="bold" style:font-weight-complex="bold"/>
    </style:style>
    <style:style style:name="T34" style:family="text">
      <style:text-properties fo:font-variant="normal" fo:text-transform="none" fo:color="#202122" loext:opacity="100%" fo:letter-spacing="normal" fo:font-style="normal" style:font-size-asian="12pt"/>
    </style:style>
    <style:style style:name="T35" style:family="text">
      <style:text-properties fo:font-variant="normal" fo:text-transform="none" fo:color="#202122" loext:opacity="100%" fo:letter-spacing="normal" fo:font-style="normal" officeooo:rsid="001da171" style:font-size-asian="12pt"/>
    </style:style>
    <style:style style:name="T36" style:family="text">
      <style:text-properties fo:font-variant="normal" fo:text-transform="none" fo:color="#202122" loext:opacity="100%" fo:letter-spacing="normal" fo:font-style="normal" officeooo:rsid="001f2fc0" style:font-size-asian="12pt"/>
    </style:style>
    <style:style style:name="T37" style:family="text">
      <style:text-properties fo:font-variant="normal" fo:text-transform="none" fo:color="#202122" loext:opacity="100%" fo:letter-spacing="normal" fo:font-style="normal" officeooo:rsid="001e2b8c" style:font-size-asian="12pt"/>
    </style:style>
    <style:style style:name="T38" style:family="text">
      <style:text-properties fo:font-variant="normal" fo:text-transform="none" fo:color="#202122" loext:opacity="100%" fo:letter-spacing="normal" fo:font-style="normal" officeooo:rsid="001ead47" style:font-size-asian="12pt"/>
    </style:style>
    <style:style style:name="T39" style:family="text">
      <style:text-properties fo:font-variant="normal" fo:text-transform="none" fo:color="#202122" loext:opacity="100%" fo:letter-spacing="normal" fo:font-style="normal" officeooo:rsid="00209349" style:font-size-asian="12pt"/>
    </style:style>
    <style:style style:name="T40" style:family="text">
      <style:text-properties fo:font-variant="normal" fo:text-transform="none" fo:color="#202122" loext:opacity="100%" fo:letter-spacing="normal" fo:font-style="normal" officeooo:rsid="002229a8" style:font-size-asian="12pt"/>
    </style:style>
    <style:style style:name="T41" style:family="text">
      <style:text-properties fo:font-variant="normal" fo:text-transform="none" fo:color="#202122" loext:opacity="100%" fo:letter-spacing="normal" fo:font-style="normal" officeooo:rsid="003053dd" style:font-size-asian="12pt"/>
    </style:style>
    <style:style style:name="T42" style:family="text">
      <style:text-properties fo:font-variant="normal" fo:text-transform="none" fo:color="#202122" loext:opacity="100%" fo:letter-spacing="normal" fo:font-style="normal" officeooo:rsid="00342103" style:font-size-asian="12pt"/>
    </style:style>
    <style:style style:name="T43" style:family="text">
      <style:text-properties fo:font-variant="normal" fo:text-transform="none" fo:color="#202122" loext:opacity="100%" fo:letter-spacing="normal" fo:font-style="normal" officeooo:rsid="001af0b6" style:font-size-asian="12pt"/>
    </style:style>
    <style:style style:name="T44" style:family="text">
      <style:text-properties fo:font-variant="normal" fo:text-transform="none" fo:color="#202122" loext:opacity="100%" fo:letter-spacing="normal" fo:font-style="normal" officeooo:rsid="003676e7" style:font-size-asian="12pt"/>
    </style:style>
    <style:style style:name="T45" style:family="text">
      <style:text-properties fo:font-variant="normal" fo:text-transform="none" fo:color="#202122" loext:opacity="100%" fo:letter-spacing="normal" fo:font-style="normal" officeooo:rsid="00360cf9" style:font-size-asian="12pt"/>
    </style:style>
    <style:style style:name="T46" style:family="text">
      <style:text-properties fo:font-variant="normal" fo:text-transform="none" fo:color="#202122" loext:opacity="100%" fo:letter-spacing="normal" fo:font-style="normal" officeooo:rsid="0037d0bf" style:font-size-asian="12pt"/>
    </style:style>
    <style:style style:name="T47" style:family="text">
      <style:text-properties fo:font-variant="normal" fo:text-transform="none" fo:color="#202122" loext:opacity="100%" fo:letter-spacing="normal" fo:font-style="normal" officeooo:rsid="00689970" style:font-size-asian="12pt"/>
    </style:style>
    <style:style style:name="T48" style:family="text">
      <style:text-properties fo:font-variant="normal" fo:text-transform="none" fo:color="#202122" loext:opacity="100%" fo:letter-spacing="normal" fo:font-style="normal" officeooo:rsid="008055fd" style:font-size-asian="12pt"/>
    </style:style>
    <style:style style:name="T49" style:family="text">
      <style:text-properties fo:font-variant="normal" fo:text-transform="none" fo:color="#202122" loext:opacity="100%" fo:letter-spacing="normal" fo:font-style="normal" officeooo:rsid="00ec8bcf" style:font-size-asian="12pt"/>
    </style:style>
    <style:style style:name="T50" style:family="text">
      <style:text-properties fo:font-variant="normal" fo:text-transform="none" fo:color="#202122" loext:opacity="100%" fo:letter-spacing="normal" fo:font-style="normal" officeooo:rsid="00f047eb" style:font-size-asian="12pt"/>
    </style:style>
    <style:style style:name="T51" style:family="text">
      <style:text-properties fo:font-variant="normal" fo:text-transform="none" fo:color="#202122" loext:opacity="100%" fo:letter-spacing="normal" fo:font-style="normal" officeooo:rsid="013c275b" style:font-size-asian="12pt"/>
    </style:style>
    <style:style style:name="T52" style:family="text">
      <style:text-properties fo:font-variant="normal" fo:text-transform="none" fo:color="#202122" loext:opacity="100%" fo:letter-spacing="normal" fo:font-style="normal" officeooo:rsid="015365c4" style:font-size-asian="12pt"/>
    </style:style>
    <style:style style:name="T53" style:family="text">
      <style:text-properties fo:font-variant="normal" fo:text-transform="none" fo:color="#202122" loext:opacity="100%" fo:letter-spacing="normal" fo:font-style="normal" officeooo:rsid="015ce24b" style:font-size-asian="12pt"/>
    </style:style>
    <style:style style:name="T54" style:family="text">
      <style:text-properties fo:font-variant="normal" fo:text-transform="none" fo:color="#202122" loext:opacity="100%" fo:letter-spacing="normal" fo:font-style="normal" officeooo:rsid="002e0a23"/>
    </style:style>
    <style:style style:name="T55" style:family="text">
      <style:text-properties fo:font-variant="normal" fo:text-transform="none" fo:color="#202122" loext:opacity="100%" fo:letter-spacing="normal" fo:font-style="normal" officeooo:rsid="003053dd"/>
    </style:style>
    <style:style style:name="T56" style:family="text">
      <style:text-properties fo:font-variant="normal" fo:text-transform="none" fo:color="#202122" loext:opacity="100%" fo:letter-spacing="normal" fo:font-style="normal" style:text-underline-style="solid" style:text-underline-width="auto" style:text-underline-color="font-color" style:font-size-asian="12pt"/>
    </style:style>
    <style:style style:name="T57" style:family="text">
      <style:text-properties fo:font-variant="normal" fo:text-transform="none" fo:color="#202122" loext:opacity="100%" fo:letter-spacing="normal" fo:font-style="normal" style:text-underline-style="solid" style:text-underline-width="auto" style:text-underline-color="font-color" officeooo:rsid="015184ee" style:font-size-asian="12pt"/>
    </style:style>
    <style:style style:name="T58" style:family="text">
      <style:text-properties fo:font-variant="normal" fo:text-transform="none" fo:color="#202122" loext:opacity="100%" fo:letter-spacing="normal" fo:font-style="normal" style:text-underline-style="solid" style:text-underline-width="auto" style:text-underline-color="font-color" officeooo:rsid="0151dcf5" style:font-size-asian="12pt"/>
    </style:style>
    <style:style style:name="T59" style:family="text">
      <style:text-properties fo:font-variant="normal" fo:text-transform="none" fo:color="#202122" loext:opacity="100%" fo:letter-spacing="normal" fo:font-style="normal" style:text-underline-style="solid" style:text-underline-width="auto" style:text-underline-color="font-color" officeooo:rsid="015298dc" style:font-size-asian="12pt"/>
    </style:style>
    <style:style style:name="T60" style:family="text">
      <style:text-properties officeooo:rsid="00172d50"/>
    </style:style>
    <style:style style:name="T61" style:family="text">
      <style:text-properties officeooo:rsid="0037d0bf"/>
    </style:style>
    <style:style style:name="T62" style:family="text">
      <style:text-properties officeooo:rsid="001af0b6"/>
    </style:style>
    <style:style style:name="T63" style:family="text">
      <style:text-properties officeooo:rsid="00209349"/>
    </style:style>
    <style:style style:name="T64" style:family="text">
      <style:text-properties officeooo:rsid="001da171"/>
    </style:style>
    <style:style style:name="T65" style:family="text">
      <style:text-properties officeooo:rsid="001e2b8c"/>
    </style:style>
    <style:style style:name="T66" style:family="text">
      <style:text-properties officeooo:rsid="003f136f"/>
    </style:style>
    <style:style style:name="T67" style:family="text">
      <style:text-properties officeooo:rsid="003fd26b"/>
    </style:style>
    <style:style style:name="T68" style:family="text">
      <style:text-properties officeooo:rsid="001ead47"/>
    </style:style>
    <style:style style:name="T69" style:family="text">
      <style:text-properties officeooo:rsid="004c6e9b"/>
    </style:style>
    <style:style style:name="T70" style:family="text">
      <style:text-properties officeooo:rsid="004f87f1"/>
    </style:style>
    <style:style style:name="T71" style:family="text">
      <style:text-properties officeooo:rsid="005118b3"/>
    </style:style>
    <style:style style:name="T72" style:family="text">
      <style:text-properties officeooo:rsid="005203fa"/>
    </style:style>
    <style:style style:name="T73" style:family="text">
      <style:text-properties officeooo:rsid="0053a04b"/>
    </style:style>
    <style:style style:name="T74" style:family="text">
      <style:text-properties officeooo:rsid="0055e341"/>
    </style:style>
    <style:style style:name="T75" style:family="text">
      <style:text-properties officeooo:rsid="0058c577"/>
    </style:style>
    <style:style style:name="T76" style:family="text">
      <style:text-properties officeooo:rsid="005c414a"/>
    </style:style>
    <style:style style:name="T77" style:family="text">
      <style:text-properties officeooo:rsid="005c9045"/>
    </style:style>
    <style:style style:name="T78" style:family="text">
      <style:text-properties officeooo:rsid="001f2fc0"/>
    </style:style>
    <style:style style:name="T79" style:family="text">
      <style:text-properties officeooo:rsid="005ec46c"/>
    </style:style>
    <style:style style:name="T80" style:family="text">
      <style:text-properties officeooo:rsid="0060f9a9"/>
    </style:style>
    <style:style style:name="T81" style:family="text">
      <style:text-properties officeooo:rsid="0064c615"/>
    </style:style>
    <style:style style:name="T82" style:family="text">
      <style:text-properties officeooo:rsid="006827c5"/>
    </style:style>
    <style:style style:name="T83" style:family="text">
      <style:text-properties officeooo:rsid="006df64d"/>
    </style:style>
    <style:style style:name="T84" style:family="text">
      <style:text-properties officeooo:rsid="006f1f7a"/>
    </style:style>
    <style:style style:name="T85" style:family="text">
      <style:text-properties officeooo:rsid="006fabc2"/>
    </style:style>
    <style:style style:name="T86" style:family="text">
      <style:text-properties officeooo:rsid="007321b8"/>
    </style:style>
    <style:style style:name="T87" style:family="text">
      <style:text-properties officeooo:rsid="0078b919"/>
    </style:style>
    <style:style style:name="T88" style:family="text">
      <style:text-properties officeooo:rsid="0080e876"/>
    </style:style>
    <style:style style:name="T89" style:family="text">
      <style:text-properties style:text-underline-style="none"/>
    </style:style>
    <style:style style:name="T90" style:family="text">
      <style:text-properties style:text-underline-style="none" officeooo:rsid="01329738"/>
    </style:style>
    <style:style style:name="T91" style:family="text">
      <style:text-properties style:text-underline-style="none" officeooo:rsid="014d8232"/>
    </style:style>
    <style:style style:name="T92" style:family="text">
      <style:text-properties officeooo:rsid="00864cdc"/>
    </style:style>
    <style:style style:name="T93" style:family="text">
      <style:text-properties officeooo:rsid="008dfa8e"/>
    </style:style>
    <style:style style:name="T94" style:family="text">
      <style:text-properties officeooo:rsid="009071b8"/>
    </style:style>
    <style:style style:name="T95" style:family="text">
      <style:text-properties officeooo:rsid="00914bc9"/>
    </style:style>
    <style:style style:name="T96" style:family="text">
      <style:text-properties officeooo:rsid="00914bc9" style:font-weight-asian="normal" style:font-weight-complex="normal"/>
    </style:style>
    <style:style style:name="T97" style:family="text">
      <style:text-properties officeooo:rsid="00926cc5"/>
    </style:style>
    <style:style style:name="T98" style:family="text">
      <style:text-properties officeooo:rsid="00947b35"/>
    </style:style>
    <style:style style:name="T99" style:family="text">
      <style:text-properties officeooo:rsid="00978623"/>
    </style:style>
    <style:style style:name="T100" style:family="text">
      <style:text-properties officeooo:rsid="00982953"/>
    </style:style>
    <style:style style:name="T101" style:family="text">
      <style:text-properties officeooo:rsid="00a1bb75"/>
    </style:style>
    <style:style style:name="T102" style:family="text">
      <style:text-properties officeooo:rsid="00a3bb7e"/>
    </style:style>
    <style:style style:name="T103" style:family="text">
      <style:text-properties officeooo:rsid="00a44009"/>
    </style:style>
    <style:style style:name="T104" style:family="text">
      <style:text-properties officeooo:rsid="00a5b257"/>
    </style:style>
    <style:style style:name="T105" style:family="text">
      <style:text-properties officeooo:rsid="00a6bae4"/>
    </style:style>
    <style:style style:name="T106" style:family="text">
      <style:text-properties officeooo:rsid="00aa2f83"/>
    </style:style>
    <style:style style:name="T107" style:family="text">
      <style:text-properties officeooo:rsid="00aad6b6"/>
    </style:style>
    <style:style style:name="T108" style:family="text">
      <style:text-properties officeooo:rsid="00ab58f6"/>
    </style:style>
    <style:style style:name="T109" style:family="text">
      <style:text-properties officeooo:rsid="00ac3233"/>
    </style:style>
    <style:style style:name="T110" style:family="text">
      <style:text-properties officeooo:rsid="00aee046"/>
    </style:style>
    <style:style style:name="T111" style:family="text">
      <style:text-properties officeooo:rsid="00af31b0"/>
    </style:style>
    <style:style style:name="T112" style:family="text">
      <style:text-properties officeooo:rsid="00b0ac98"/>
    </style:style>
    <style:style style:name="T113" style:family="text">
      <style:text-properties officeooo:rsid="00b1123d"/>
    </style:style>
    <style:style style:name="T114" style:family="text">
      <style:text-properties officeooo:rsid="00b11442"/>
    </style:style>
    <style:style style:name="T115" style:family="text">
      <style:text-properties officeooo:rsid="00b252ba"/>
    </style:style>
    <style:style style:name="T116" style:family="text">
      <style:text-properties officeooo:rsid="00b318e0"/>
    </style:style>
    <style:style style:name="T117" style:family="text">
      <style:text-properties officeooo:rsid="00b68be7"/>
    </style:style>
    <style:style style:name="T118" style:family="text">
      <style:text-properties officeooo:rsid="00b9898f"/>
    </style:style>
    <style:style style:name="T119" style:family="text">
      <style:text-properties officeooo:rsid="00b9dd50"/>
    </style:style>
    <style:style style:name="T120" style:family="text">
      <style:text-properties officeooo:rsid="00bbc433"/>
    </style:style>
    <style:style style:name="T121" style:family="text">
      <style:text-properties officeooo:rsid="00bd513d"/>
    </style:style>
    <style:style style:name="T122" style:family="text">
      <style:text-properties officeooo:rsid="00c1206f"/>
    </style:style>
    <style:style style:name="T123" style:family="text">
      <style:text-properties style:text-underline-style="solid" style:text-underline-width="auto" style:text-underline-color="font-color"/>
    </style:style>
    <style:style style:name="T1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officeooo:rsid="00c67afe"/>
    </style:style>
    <style:style style:name="T126" style:family="text">
      <style:text-properties officeooo:rsid="00342103"/>
    </style:style>
    <style:style style:name="T127" style:family="text">
      <style:text-properties officeooo:rsid="00c8478d"/>
    </style:style>
    <style:style style:name="T128" style:family="text">
      <style:text-properties officeooo:rsid="00cda75e"/>
    </style:style>
    <style:style style:name="T129" style:family="text">
      <style:text-properties officeooo:rsid="00d3a7ad"/>
    </style:style>
    <style:style style:name="T130" style:family="text">
      <style:text-properties officeooo:rsid="00d6fad5"/>
    </style:style>
    <style:style style:name="T131" style:family="text">
      <style:text-properties officeooo:rsid="00dae215"/>
    </style:style>
    <style:style style:name="T132" style:family="text">
      <style:text-properties officeooo:rsid="00dde4a4"/>
    </style:style>
    <style:style style:name="T133" style:family="text">
      <style:text-properties officeooo:rsid="00df7b7f"/>
    </style:style>
    <style:style style:name="T134" style:family="text">
      <style:text-properties officeooo:rsid="00e30cfc"/>
    </style:style>
    <style:style style:name="T135" style:family="text">
      <style:text-properties officeooo:rsid="00e91ab2"/>
    </style:style>
    <style:style style:name="T136" style:family="text">
      <style:text-properties officeooo:rsid="00e9d6d8"/>
    </style:style>
    <style:style style:name="T137" style:family="text">
      <style:text-properties officeooo:rsid="00ebe898"/>
    </style:style>
    <style:style style:name="T138" style:family="text">
      <style:text-properties officeooo:rsid="003bf0d8"/>
    </style:style>
    <style:style style:name="T139" style:family="text">
      <style:text-properties officeooo:rsid="00ec07d3"/>
    </style:style>
    <style:style style:name="T140" style:family="text">
      <style:text-properties officeooo:rsid="00ed3ed9"/>
    </style:style>
    <style:style style:name="T141" style:family="text">
      <style:text-properties officeooo:rsid="00ee330b"/>
    </style:style>
    <style:style style:name="T142" style:family="text">
      <style:text-properties officeooo:rsid="00eee5d1"/>
    </style:style>
    <style:style style:name="T143" style:family="text">
      <style:text-properties officeooo:rsid="00f1a826"/>
    </style:style>
    <style:style style:name="T144" style:family="text">
      <style:text-properties officeooo:rsid="00f2c7b0"/>
    </style:style>
    <style:style style:name="T145" style:family="text">
      <style:text-properties officeooo:rsid="00f43301"/>
    </style:style>
    <style:style style:name="T146" style:family="text">
      <style:text-properties officeooo:rsid="00f4c9ba"/>
    </style:style>
    <style:style style:name="T147" style:family="text">
      <style:text-properties officeooo:rsid="00f4f8c6"/>
    </style:style>
    <style:style style:name="T148" style:family="text">
      <style:text-properties officeooo:rsid="00fb35d8"/>
    </style:style>
    <style:style style:name="T149" style:family="text">
      <style:text-properties officeooo:rsid="00ff1d6e"/>
    </style:style>
    <style:style style:name="T150" style:family="text">
      <style:text-properties officeooo:rsid="01045783"/>
    </style:style>
    <style:style style:name="T151" style:family="text">
      <style:text-properties officeooo:rsid="01071bf8"/>
    </style:style>
    <style:style style:name="T152" style:family="text">
      <style:text-properties officeooo:rsid="0108c8a0"/>
    </style:style>
    <style:style style:name="T153" style:family="text">
      <style:text-properties officeooo:rsid="010b7e5e"/>
    </style:style>
    <style:style style:name="T154" style:family="text">
      <style:text-properties officeooo:rsid="010ef9e9"/>
    </style:style>
    <style:style style:name="T155" style:family="text">
      <style:text-properties officeooo:rsid="01148e82"/>
    </style:style>
    <style:style style:name="T156" style:family="text">
      <style:text-properties officeooo:rsid="011734cc"/>
    </style:style>
    <style:style style:name="T157" style:family="text">
      <style:text-properties officeooo:rsid="011924d1"/>
    </style:style>
    <style:style style:name="T158" style:family="text">
      <style:text-properties officeooo:rsid="011eda01"/>
    </style:style>
    <style:style style:name="T159" style:family="text">
      <style:text-properties officeooo:rsid="0123034a"/>
    </style:style>
    <style:style style:name="T160" style:family="text">
      <style:text-properties officeooo:rsid="0124ff7c"/>
    </style:style>
    <style:style style:name="T161" style:family="text">
      <style:text-properties officeooo:rsid="0125ae38"/>
    </style:style>
    <style:style style:name="T162" style:family="text">
      <style:text-properties officeooo:rsid="012be655"/>
    </style:style>
    <style:style style:name="T163" style:family="text">
      <style:text-properties officeooo:rsid="012caefa"/>
    </style:style>
    <style:style style:name="T164" style:family="text">
      <style:text-properties officeooo:rsid="012f9786"/>
    </style:style>
    <style:style style:name="T165" style:family="text">
      <style:text-properties officeooo:rsid="012fe15e"/>
    </style:style>
    <style:style style:name="T166" style:family="text">
      <style:text-properties officeooo:rsid="0131ca5a"/>
    </style:style>
    <style:style style:name="T167" style:family="text">
      <style:text-properties officeooo:rsid="013c275b"/>
    </style:style>
    <style:style style:name="T168" style:family="text">
      <style:text-properties officeooo:rsid="01486927"/>
    </style:style>
    <style:style style:name="T169" style:family="text">
      <style:text-properties officeooo:rsid="014b6c90"/>
    </style:style>
    <style:style style:name="T170" style:family="text">
      <style:text-properties officeooo:rsid="014eb3e1"/>
    </style:style>
    <style:style style:name="T171" style:family="text">
      <style:text-properties officeooo:rsid="015365c4"/>
    </style:style>
    <style:style style:name="T172" style:family="text">
      <style:text-properties officeooo:rsid="0153b30e"/>
    </style:style>
    <style:style style:name="T173" style:family="text">
      <style:text-properties officeooo:rsid="015695d7"/>
    </style:style>
    <style:style style:name="T174" style:family="text">
      <style:text-properties officeooo:rsid="01589571"/>
    </style:style>
    <style:style style:name="T175" style:family="text">
      <style:text-properties officeooo:rsid="015a69a3"/>
    </style:style>
    <style:style style:name="T176" style:family="text">
      <style:text-properties officeooo:rsid="015ce24b"/>
    </style:style>
    <style:style style:name="T177" style:family="text">
      <style:text-properties officeooo:rsid="0169be51"/>
    </style:style>
    <style:style style:name="T178" style:family="text">
      <style:text-properties officeooo:rsid="008c78ca"/>
    </style:style>
    <style:style style:name="T179" style:family="text">
      <style:text-properties officeooo:rsid="008b2f9a"/>
    </style:style>
    <style:style style:name="T180" style:family="text">
      <style:text-properties officeooo:rsid="016c4609"/>
    </style:style>
    <style:style style:name="T181" style:family="text">
      <style:text-properties officeooo:rsid="016c9702"/>
    </style:style>
    <style:style style:name="T182" style:family="text">
      <style:text-properties officeooo:rsid="01743842"/>
    </style:style>
    <style:style style:name="T183" style:family="text">
      <style:text-properties officeooo:rsid="0175b890"/>
    </style:style>
    <style:style style:name="T184" style:family="text">
      <style:text-properties officeooo:rsid="01760dcd"/>
    </style:style>
    <style:style style:name="T185" style:family="text">
      <style:text-properties officeooo:rsid="0177da1b"/>
    </style:style>
    <style:style style:name="T186" style:family="text">
      <style:text-properties officeooo:rsid="017c910c"/>
    </style:style>
    <style:style style:name="T187" style:family="text">
      <style:text-properties officeooo:rsid="017dc7fd"/>
    </style:style>
    <style:style style:name="T188" style:family="text">
      <style:text-properties officeooo:rsid="018189ea"/>
    </style:style>
    <style:style style:name="T189" style:family="text">
      <style:text-properties officeooo:rsid="0185dc0e"/>
    </style:style>
    <style:style style:name="T190" style:family="text">
      <style:text-properties officeooo:rsid="018a27ea"/>
    </style:style>
    <style:style style:name="T191" style:family="text">
      <style:text-properties officeooo:rsid="018b0f1a"/>
    </style:style>
    <style:style style:name="T192" style:family="text">
      <style:text-properties officeooo:rsid="018d3c8b"/>
    </style:style>
    <style:style style:name="T193" style:family="text">
      <style:text-properties officeooo:rsid="018e5f18"/>
    </style:style>
    <style:style style:name="T194" style:family="text">
      <style:text-properties officeooo:rsid="0193835e"/>
    </style:style>
    <style:style style:name="T195" style:family="text">
      <style:text-properties officeooo:rsid="019ebf68"/>
    </style:style>
    <style:style style:name="T196" style:family="text">
      <style:text-properties officeooo:rsid="01a84ca8"/>
    </style:style>
    <style:style style:name="T197" style:family="text">
      <style:text-properties officeooo:rsid="01abf1da"/>
    </style:style>
    <style:style style:name="T198" style:family="text">
      <style:text-properties officeooo:rsid="01b47ab6"/>
    </style:style>
    <style:style style:name="T199" style:family="text">
      <style:text-properties officeooo:rsid="01b58d50"/>
    </style:style>
    <style:style style:name="T200" style:family="text">
      <style:text-properties officeooo:rsid="01b64881"/>
    </style:style>
    <style:style style:name="T201" style:family="text">
      <style:text-properties officeooo:rsid="01b693ae"/>
    </style:style>
    <style:style style:name="T202" style:family="text">
      <style:text-properties officeooo:rsid="01b7b0e1"/>
    </style:style>
    <style:style style:name="T203" style:family="text">
      <style:text-properties officeooo:rsid="01b7e0d3"/>
    </style:style>
    <style:style style:name="T204" style:family="text">
      <style:text-properties officeooo:rsid="01b8f20c"/>
    </style:style>
    <style:style style:name="T205" style:family="text">
      <style:text-properties officeooo:rsid="01ba5a26"/>
    </style:style>
    <style:style style:name="T206" style:family="text">
      <style:text-properties officeooo:rsid="01baaf54"/>
    </style:style>
    <style:style style:name="T207" style:family="text">
      <style:text-properties officeooo:rsid="01bb3d81"/>
    </style:style>
    <style:style style:name="T208" style:family="text">
      <style:text-properties officeooo:rsid="01bfab17"/>
    </style:style>
    <style:style style:name="T209" style:family="text">
      <style:text-properties fo:color="#202122" loext:opacity="100%" style:font-name="Liberation Serif" officeooo:rsid="01b83be7"/>
    </style:style>
    <style:style style:name="T210" style:family="text">
      <style:text-properties fo:color="#202122" loext:opacity="100%" style:font-name="Liberation Serif" officeooo:rsid="01c3f976"/>
    </style:style>
    <style:style style:name="T211" style:family="text">
      <style:text-properties fo:language="en" fo:country="US"/>
    </style:style>
    <style:style style:name="T212" style:family="text">
      <style:text-properties fo:language="en" fo:country="US" officeooo:rsid="01c3f976"/>
    </style:style>
    <style:style style:name="T213" style:family="text">
      <style:text-properties officeooo:rsid="01c479c3"/>
    </style:style>
    <style:style style:name="T214" style:family="text">
      <style:text-properties officeooo:rsid="01c6908d"/>
    </style:style>
    <style:style style:name="T215" style:family="text">
      <style:text-properties officeooo:rsid="01c70fd2"/>
    </style:style>
    <style:style style:name="T216" style:family="text">
      <style:text-properties officeooo:rsid="01c78ebe"/>
    </style:style>
    <style:style style:name="T217" style:family="text">
      <style:text-properties officeooo:rsid="01c8664e"/>
    </style:style>
    <style:style style:name="T218" style:family="text">
      <style:text-properties officeooo:rsid="01c885b6"/>
    </style:style>
    <style:style style:name="T219" style:family="text">
      <style:text-properties officeooo:rsid="01ca5b4e"/>
    </style:style>
    <style:style style:name="T220" style:family="text">
      <style:text-properties officeooo:rsid="01cc5973"/>
    </style:style>
    <style:style style:name="T221" style:family="text">
      <style:text-properties officeooo:rsid="01ceb0aa"/>
    </style:style>
    <style:style style:name="T222" style:family="text">
      <style:text-properties officeooo:rsid="01cf8467"/>
    </style:style>
    <style:style style:name="T223" style:family="text">
      <style:text-properties officeooo:rsid="01d13800"/>
    </style:style>
    <style:style style:name="T224" style:family="text">
      <style:text-properties officeooo:rsid="01d1cbe4"/>
    </style:style>
    <style:style style:name="T225" style:family="text">
      <style:text-properties officeooo:rsid="01d2d8c9"/>
    </style:style>
    <style:style style:name="T226" style:family="text">
      <style:text-properties officeooo:rsid="01d7a1db"/>
    </style:style>
    <style:style style:name="T227" style:family="text">
      <style:text-properties officeooo:rsid="01dc5011"/>
    </style:style>
    <style:style style:name="T228" style:family="text">
      <style:text-properties officeooo:rsid="01dcd736"/>
    </style:style>
    <style:style style:name="T229" style:family="text">
      <style:text-properties officeooo:rsid="01dce41e"/>
    </style:style>
    <style:style style:name="T230" style:family="text">
      <style:text-properties officeooo:rsid="01ded0f6"/>
    </style:style>
    <style:style style:name="T231" style:family="text">
      <style:text-properties officeooo:rsid="01e0772c"/>
    </style:style>
    <style:style style:name="T232" style:family="text">
      <style:text-properties officeooo:rsid="01e328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5">Matnaath Language</text:p>
      <text:p text:style-name="P31"/>
      <text:p text:style-name="P31"/>
      <text:p text:style-name="P31"/>
      <text:p text:style-name="P31"/>
      <text:p text:style-name="P31">Phonetic Rules:</text:p>
      <text:p text:style-name="P1"/>
      <text:p text:style-name="P2"><text:span text:style-name="T60">“Long” Vocals: <text:s text:c="2"/></text:span><text:s text:c="2"/><text:span text:style-name="T24">ā</text:span> <text:s/><text:span text:style-name="T3">ē <text:s text:c="2"/></text:span><text:s/>ī <text:s text:c="3"/><text:span text:style-name="T3">ō</text:span> <text:s text:c="3"/><text:span text:style-name="T3">ū</text:span></text:p>
      <text:p text:style-name="P1"/>
      <text:p text:style-name="P19">No Words can start with the “th” sound</text:p>
      <text:p text:style-name="P1"/>
      <text:p text:style-name="P3"><text:span text:style-name="T124">Stress</text:span>: </text:p>
      <text:p text:style-name="P3"/>
      <text:p text:style-name="P3">on the third-to-last-syllable unless the second to last syllable is long:</text:p>
      <text:p text:style-name="P1">hakatu → HA-ka-tu</text:p>
      <text:p text:style-name="P4"><text:span text:style-name="T1">hak</text:span><text:span text:style-name="T3">ā</text:span><text:span text:style-name="T4">tu → ha-KA-tu</text:span></text:p>
      <text:p text:style-name="P35"/>
      <text:p text:style-name="P35"/>
      <text:p text:style-name="P35"/>
      <text:p text:style-name="P32"><text:span text:style-name="T30">D</text:span><text:span text:style-name="T2">ictionary:</text:span></text:p>
      <text:p text:style-name="P36"/>
      <text:p text:style-name="P5"><text:span text:style-name="T31">Pronouns</text:span><text:span text:style-name="T3">:</text:span></text:p>
      <text:p text:style-name="P36"/>
      <text:p text:style-name="P36">N<text:span text:style-name="T140">a</text:span> <text:tab/>→<text:tab/> I/me</text:p>
      <text:p text:style-name="P36">P<text:span text:style-name="T140">e</text:span><text:tab/>→ <text:tab/>You (singular)</text:p>
      <text:p text:style-name="P36">R<text:span text:style-name="T140">o</text:span> <text:tab/>→<text:tab/> He/She/it</text:p>
      <text:p text:style-name="P36">X<text:span text:style-name="T140">i</text:span> <text:tab/>→<text:tab/> Us (Including the Listener)</text:p>
      <text:p text:style-name="P36">T<text:span text:style-name="T140">i</text:span> <text:tab/>→<text:tab/> Us (Excluding the Listener)</text:p>
      <text:p text:style-name="P6"><text:span text:style-name="T5">Dgi</text:span><text:span text:style-name="T27">o</text:span><text:span text:style-name="T3"> <text:tab/>→<text:tab/> You (plural)</text:span></text:p>
      <text:p text:style-name="P8"><text:span text:style-name="T6">W</text:span><text:span text:style-name="T27">o</text:span><text:span text:style-name="T3"> <text:tab/>→ <text:tab/> They/Them</text:span></text:p>
      <text:p text:style-name="P37"/>
      <text:p text:style-name="P37"/>
      <text:p text:style-name="P9"><text:span text:style-name="T31">Nouns</text:span><text:span text:style-name="T3">:</text:span></text:p>
      <text:p text:style-name="P55"/>
      <text:p text:style-name="P202">Root Words:</text:p>
      <text:p text:style-name="P187"/>
      <text:p text:style-name="P11"><text:span text:style-name="T3">m</text:span><text:span text:style-name="T28">a</text:span><text:span text:style-name="T9">t</text:span><text:span text:style-name="T3"><text:tab/><text:tab/>→<text:tab/>person</text:span></text:p>
      <text:p text:style-name="P18"><text:span text:style-name="T3">n</text:span><text:span text:style-name="T26">a</text:span><text:span text:style-name="T3">m</text:span><text:span text:style-name="T24">ā</text:span><text:span text:style-name="T3">t<text:tab/><text:tab/>→ <text:tab/>woman</text:span></text:p>
      <text:p text:style-name="P18"><text:span text:style-name="T3">dgi</text:span><text:span text:style-name="T26">a</text:span><text:span text:style-name="T3">m</text:span><text:span text:style-name="T24">ā</text:span><text:span text:style-name="T3">t<text:tab/><text:tab/>→<text:tab/>man</text:span></text:p>
      <text:p text:style-name="P10"><text:span text:style-name="T10">a</text:span><text:span text:style-name="T3">k</text:span><text:span text:style-name="T7">ī</text:span><text:span text:style-name="T8">p</text:span><text:span text:style-name="T3"><text:tab/><text:tab/>→<text:tab/>animal </text:span></text:p>
      <text:p text:style-name="P124">ath<text:tab/><text:tab/>→<text:tab/>family</text:p>
      <text:p text:style-name="P125">p<text:span text:style-name="T1">ē</text:span>t<text:tab/><text:tab/>→<text:tab/><text:span text:style-name="T182">parent (also used as mother/father)</text:span></text:p>
      <text:p text:style-name="P17"><text:span text:style-name="T3">n</text:span><text:span text:style-name="T29">a</text:span><text:span text:style-name="T3">mi<text:tab/><text:tab/>→<text:tab/>mother</text:span></text:p>
      <text:p text:style-name="P56">dgiapet<text:tab/><text:tab/>→<text:tab/>father</text:p>
      <text:p text:style-name="P47">lēf<text:tab/><text:tab/>→<text:tab/>plant</text:p>
      <text:p text:style-name="P51">nūm<text:tab/><text:tab/>→<text:tab/>food</text:p>
      <text:p text:style-name="P102">meks<text:span text:style-name="T62">ā</text:span>t<text:tab/><text:tab/>→<text:tab/><text:span text:style-name="T148">flesh (not inteded as eating meat)</text:span></text:p>
      <text:p text:style-name="P66">midzūri<text:tab/><text:tab/>→<text:tab/>nature <text:span text:style-name="T219">(als a name, in the Culture is explained)</text:span></text:p>
      <text:p text:style-name="P47">yanu<text:tab/><text:tab/>→<text:tab/>wood</text:p>
      <text:p text:style-name="P67">pak<text:tab/><text:tab/>→<text:tab/>head</text:p>
      <text:p text:style-name="P16"><text:span text:style-name="T3">fur</text:span><text:span text:style-name="T24">ā</text:span><text:span text:style-name="T3"><text:tab/><text:tab/>→<text:tab/>fire</text:span></text:p>
      <text:p text:style-name="P16"><text:soft-page-break/><text:span text:style-name="T25">n</text:span><text:span text:style-name="T29">a</text:span><text:span text:style-name="T25">la<text:tab/><text:tab/>→<text:tab/>water</text:span><text:span text:style-name="T3"><text:tab/></text:span></text:p>
      <text:p text:style-name="P38">k<text:span text:style-name="T61">e</text:span>s<text:tab/><text:tab/>→<text:tab/>rock</text:p>
      <text:p text:style-name="P89">n<text:span text:style-name="T141">e</text:span><text:span text:style-name="T102">k</text:span>i<text:tab/><text:tab/>→<text:tab/>s<text:span text:style-name="T103">and</text:span></text:p>
      <text:p text:style-name="P90"><text:span text:style-name="T104">nūn</text:span><text:tab/><text:tab/>→<text:tab/><text:span text:style-name="T104">grain (in general, it can be attached as a suffix to other words) </text:span></text:p>
      <text:p text:style-name="P127">yath<text:tab/><text:tab/>→<text:tab/>wind</text:p>
      <text:p text:style-name="P222">nēth<text:tab/><text:tab/>→<text:tab/>destiny/god<text:tab/> <text:span text:style-name="T204">(</text:span><text:span text:style-name="T206">a</text:span><text:span text:style-name="T204">lso a </text:span><text:span text:style-name="T206">n</text:span><text:span text:style-name="T204">ame, </text:span><text:span text:style-name="T205">in the Culture </text:span><text:span text:style-name="T206">is explained</text:span><text:span text:style-name="T204">)</text:span></text:p>
      <text:p text:style-name="P223">floth<text:tab/><text:tab/>→<text:tab/>moon (also a name, in the Culture is explained)</text:p>
      <text:p text:style-name="P68">y<text:span text:style-name="T141">u</text:span>f<text:tab/><text:tab/>→<text:tab/>void/nothing/<text:span text:style-name="T71">zero</text:span></text:p>
      <text:p text:style-name="P69">voxet<text:tab/><text:tab/>→<text:tab/>spear/<text:span text:style-name="T153">arrow</text:span></text:p>
      <text:p text:style-name="P107">t<text:span text:style-name="T154">alath<text:tab/><text:tab/>→<text:tab/>bow</text:span></text:p>
      <text:p text:style-name="P86">n<text:span text:style-name="T141">a</text:span>ti<text:tab/><text:tab/>→<text:tab/><text:span text:style-name="T77">group/</text:span><text:span text:style-name="T94">the all </text:span><text:span text:style-name="T96">(also a Noun)</text:span></text:p>
      <text:p text:style-name="P47">xas<text:tab/><text:tab/>→<text:tab/>place</text:p>
      <text:p text:style-name="P75">mi<text:span text:style-name="T62">ā</text:span>gi<text:tab/><text:tab/>→<text:tab/><text:span text:style-name="T82">papyrus (the plant and the derived “paper”)</text:span></text:p>
      <text:p text:style-name="P76">kyon<text:tab/><text:tab/>→<text:tab/>ink</text:p>
      <text:p text:style-name="P78">lith<text:tab/><text:tab/>→<text:tab/>symbol/letter/<text:span text:style-name="T84">picture</text:span></text:p>
      <text:p text:style-name="P79">witha<text:tab/><text:tab/>→ <text:tab/>money</text:p>
      <text:p text:style-name="P80"><text:span text:style-name="T115">mēs</text:span><text:span text:style-name="T111"><text:tab/><text:tab/>→<text:tab/>leaf</text:span></text:p>
      <text:p text:style-name="P95"><text:span text:style-name="T115">r</text:span>owa<text:tab/><text:tab/>→<text:tab/><text:span text:style-name="T116">skin</text:span></text:p>
      <text:p text:style-name="P131">klas<text:tab/><text:tab/>→<text:tab/>salt</text:p>
      <text:p text:style-name="P132">soyon<text:tab/><text:tab/>→<text:tab/>hair/feathers</text:p>
      <text:p text:style-name="P97">pati<text:tab/><text:tab/>→<text:tab/>egg</text:p>
      <text:p text:style-name="P97">brūt<text:tab/><text:tab/>→<text:tab/><text:span text:style-name="T133">roots (of a plant)</text:span></text:p>
      <text:p text:style-name="P179">mex<text:tab/><text:tab/>→<text:tab/>middle</text:p>
      <text:p text:style-name="P183">yali<text:tab/><text:tab/>→<text:tab/>eye</text:p>
      <text:p text:style-name="P227">kage<text:tab/><text:tab/>→<text:tab/>body</text:p>
      <text:p text:style-name="P228">ral<text:tab/><text:tab/>→<text:tab/>time/period/day</text:p>
      <text:p text:style-name="P97"/>
      <text:p text:style-name="P97"/>
      <text:p text:style-name="P79"/>
      <text:p text:style-name="P76"/>
      <text:p text:style-name="P47"/>
      <text:p text:style-name="P47"/>
      <text:p text:style-name="P202">Derived Words:</text:p>
      <text:p text:style-name="P187"/>
      <text:p text:style-name="P47">yanulēf<text:tab/><text:tab/>→ <text:tab/>“wood-plant”, tree</text:p>
      <text:p text:style-name="P47">yanulēfxas<text:tab/><text:tab/>→<text:tab/>“tree-place”, forest</text:p>
      <text:p text:style-name="P50">kēsxas<text:tab/><text:tab/>→<text:tab/>“rock-place”, mountain</text:p>
      <text:p text:style-name="P98">furakēsxas<text:tab/><text:tab/>→<text:tab/>“fire-mountain”, volcano</text:p>
      <text:p text:style-name="P51">n<text:span text:style-name="T118">a</text:span>laxas<text:tab/><text:tab/>→<text:tab/>“water-place”, lake/sea</text:p>
      <text:p text:style-name="P52">lēfnum<text:tab/><text:tab/>→<text:tab/>“<text:span text:style-name="T117">plant</text:span>-food”, fruit/<text:span text:style-name="T117">vegetable</text:span></text:p>
      <text:p text:style-name="P101"><text:span text:style-name="T64">ā</text:span>kipnum<text:tab/><text:tab/>→<text:tab/>“animal-food”, meat</text:p>
      <text:p text:style-name="P54">nal<text:span text:style-name="T98">a</text:span><text:span text:style-name="T64">k</text:span>i<text:span text:style-name="T68">p<text:tab/><text:tab/>→<text:tab/>“</text:span>water-animal<text:span text:style-name="T68">”, </text:span>fish</text:p>
      <text:p text:style-name="P129">nalayath<text:tab/><text:tab/>→<text:tab/>“water-wind”, rain</text:p>
      <text:p text:style-name="P87">yathakip<text:tab/><text:tab/>→<text:tab/>“wind-animal” bird</text:p>
      <text:p text:style-name="P88">voxm<text:span text:style-name="T62">ā</text:span>kip<text:tab/><text:tab/>→<text:tab/>“warrior-animal” dog, In the Culture <text:span text:style-name="T99">is</text:span> explained why</text:p>
      <text:p text:style-name="P54">ak<text:span text:style-name="T119">i</text:span>pvasmat<text:tab/><text:tab/>→<text:tab/>“hunt-person”, hunter</text:p>
      <text:p text:style-name="P49">l<text:span text:style-name="T120">e</text:span>f<text:span text:style-name="T66">vas</text:span><text:span text:style-name="T67">mat<text:tab/><text:tab/>→<text:tab/>“plant gather-person”, plant gatherer</text:span></text:p>
      <text:p text:style-name="P54">nala<text:span text:style-name="T64">k</text:span><text:span text:style-name="T121">i</text:span><text:span text:style-name="T68">p</text:span>vas<text:span text:style-name="T69">mat</text:span><text:tab/>→<text:tab/>“fish-person”, fisherman</text:p>
      <text:p text:style-name="P69">vox<text:span text:style-name="T64">mā</text:span><text:span text:style-name="T78">t<text:tab/><text:tab/>→<text:tab/>“</text:span>spear-<text:span text:style-name="T79">person</text:span><text:span text:style-name="T78">”, </text:span><text:span text:style-name="T79">warrior/soldier</text:span></text:p>
      <text:p text:style-name="P70">mat<text:span text:style-name="T76">n</text:span><text:span text:style-name="T62">ā</text:span><text:span text:style-name="T76">ti<text:tab/><text:tab/>→<text:tab/>“</text:span>person-group<text:span text:style-name="T76">”, </text:span><text:span text:style-name="T80">the people (as population/</text:span><text:span text:style-name="T84">tribes</text:span><text:span text:style-name="T80">)</text:span></text:p>
      <text:p text:style-name="P71">nalakip<text:span text:style-name="T76">n</text:span><text:span text:style-name="T62">ā</text:span><text:span text:style-name="T76">ti<text:tab/><text:tab/>→<text:tab/>“</text:span>fish-<text:span text:style-name="T85">group</text:span><text:span text:style-name="T76">”, <text:s/></text:span>shoal</text:p>
      <text:p text:style-name="P91">xasl<text:span text:style-name="T86">it</text:span>h<text:tab/><text:tab/>→<text:tab/>“place-picture”, map</text:p>
      <text:p text:style-name="P94"><text:soft-page-break/>yanuk<text:span text:style-name="T181">e</text:span>s<text:tab/><text:tab/>→<text:tab/>“wood-rock”, <text:span text:style-name="T106">big </text:span>seed (used for seeds like avocado <text:span text:style-name="T107">and bigger</text:span>)</text:p>
      <text:p text:style-name="P92">yan<text:span text:style-name="T114">u</text:span>n<text:tab/><text:tab/>→<text:tab/>“<text:span text:style-name="T108">grain of wood</text:span>”, <text:span text:style-name="T106">small seed </text:span><text:span text:style-name="T109">(used for seeds like tomat</text:span><text:span text:style-name="T110">o</text:span><text:span text:style-name="T109">)</text:span></text:p>
      <text:p text:style-name="P93">nen<text:span text:style-name="T114">u</text:span>n<text:tab/><text:tab/>→<text:tab/>“grain of sand”, <text:span text:style-name="T105">(n</text:span><text:span text:style-name="T61">ē</text:span><text:span text:style-name="T105">ki loses the last syllable and gets n</text:span>ū<text:span text:style-name="T105">n)</text:span></text:p>
      <text:p text:style-name="P96">klanun<text:tab/><text:tab/>→<text:tab/>“grain of salt”, (klas loses the s and gets <text:span text:style-name="T105">n</text:span><text:span text:style-name="T104">ū</text:span><text:span text:style-name="T105">n</text:span>)</text:p>
      <text:p text:style-name="P103">yanurōwa<text:tab/><text:tab/>→<text:tab/>“wood-skin”, <text:span text:style-name="T112">bark/</text:span><text:span text:style-name="T113">cortex</text:span><text:span text:style-name="T112"> (of the tree)</text:span></text:p>
      <text:p text:style-name="P104">nalam<text:span text:style-name="T138">ē</text:span>ksat<text:tab/><text:tab/>→<text:tab/>“<text:span text:style-name="T149">water-flesh</text:span>“, <text:span text:style-name="T149">blood</text:span></text:p>
      <text:p text:style-name="P105">yanum<text:span text:style-name="T138">ē</text:span>ksat<text:tab/>→<text:tab/>“wood-flesh”, bone</text:p>
      <text:p text:style-name="P108">kenum<text:span text:style-name="T138">ē</text:span>ksat<text:tab/>→<text:tab/>“rock-bone”, tooth</text:p>
      <text:p text:style-name="P106">voxakip<text:tab/><text:tab/>→<text:tab/>“spear-animal”, <text:span text:style-name="T153">horn/tusk</text:span></text:p>
      <text:p text:style-name="P130">nekimat<text:tab/><text:tab/>→<text:tab/>“sand-man”, a weak person, incapable of doing anything</text:p>
      <text:p text:style-name="P224">xoteat<text:tab/><text:tab/>→<text:tab/>“from xot-lei-mat, killed-person” the corpse of a person</text:p>
      <text:p text:style-name="P225">yanalas<text:tab/><text:tab/>→<text:tab/>“from yanu-nala-kras, swim-wood” boat/ship</text:p>
      <text:p text:style-name="P54"/>
      <text:p text:style-name="P190">Spatial Dimensions:</text:p>
      <text:p text:style-name="P152"/>
      <text:p text:style-name="P152">In this language, there will be 3 spatial dimensions, as in Math we have X, Y, Z, here we have:</text:p>
      <text:p text:style-name="P152"/>
      <text:p text:style-name="P153">- <text:span text:style-name="T89">afka</text:span>:</text:p>
      <text:p text:style-name="P153">is the spatial dimension that goes in the direction of the speaker, this is the direction that starts from the speaker and goes in front of his face.</text:p>
      <text:p text:style-name="P152"/>
      <text:p text:style-name="P152">- <text:span text:style-name="T92">mexka:</text:span></text:p>
      <text:p text:style-name="P154">is the spatial dimension that goes sideways to the speaker, this is the direction that starts from the left and goes to the right of the speaker</text:p>
      <text:p text:style-name="P154"/>
      <text:p text:style-name="P154">- liuka:</text:p>
      <text:p text:style-name="P154"/>
      <text:p text:style-name="P154">is the spatial dimension that goes <text:s/>vertically to the speaker, this is the direction that start from the feet of the speaker and goes to the head of the speaker</text:p>
      <text:p text:style-name="P154"/>
      <text:p text:style-name="P155">This three direction won’t be generally used alone, but they will be used to say, for example long or wide (big in X/Y/Z direction).</text:p>
      <text:p text:style-name="P54"/>
      <text:p text:style-name="P54"/>
      <text:p text:style-name="P188"><text:span text:style-name="T70">Numbers</text:span>:</text:p>
      <text:p text:style-name="P188"/>
      <text:p text:style-name="P199">Cardinal Numbers:</text:p>
      <text:p text:style-name="P188"/>
      <text:p text:style-name="P150">y<text:span text:style-name="T141">u</text:span>f<text:tab/>→<text:tab/><text:span text:style-name="T71">zero</text:span></text:p>
      <text:p text:style-name="P56">me<text:tab/>→<text:tab/>one</text:p>
      <text:p text:style-name="P56">e<text:span text:style-name="T167">th</text:span><text:tab/>→<text:tab/>two</text:p>
      <text:p text:style-name="P56">ra<text:tab/>→<text:tab/>three</text:p>
      <text:p text:style-name="P56">kax<text:tab/>→<text:tab/>four</text:p>
      <text:p text:style-name="P59">nak<text:tab/>→<text:tab/>five</text:p>
      <text:p text:style-name="P59">bēs<text:tab/>→<text:tab/>six</text:p>
      <text:p text:style-name="P59">tswa<text:tab/>→<text:tab/>seven</text:p>
      <text:p text:style-name="P59">yet<text:tab/>→<text:tab/>eight</text:p>
      <text:p text:style-name="P59">dgiēn<text:tab/>→<text:tab/>nine</text:p>
      <text:p text:style-name="P59">drōt<text:tab/>→<text:tab/>ten</text:p>
      <text:p text:style-name="P59">ef<text:tab/>→<text:tab/>eleven</text:p>
      <text:p text:style-name="P57"/>
      <text:p text:style-name="P62">y<text:span text:style-name="T73">e</text:span>p<text:tab/>→<text:tab/>144 (12 x 12, it’s the equivalent of our hundreds)</text:p>
      <text:p text:style-name="P62"><text:soft-page-break/></text:p>
      <text:p text:style-name="P63">ksa<text:tab/>→<text:tab/>1728 (12 x 12 x 12, it’s the equivalent of our <text:span text:style-name="T74">thousands</text:span>)</text:p>
      <text:p text:style-name="P57"/>
      <text:p text:style-name="P57"><text:span text:style-name="T71">The next number are constucted in the following way:<text:tab/></text:span><text:tab/></text:p>
      <text:p text:style-name="P53"/>
      <text:p text:style-name="P59">X dozens is X-rō, for example, sixty is five dozens, so it becomes nakrō</text:p>
      <text:p text:style-name="P59"/>
      <text:p text:style-name="P60">as in english, 20 is twenty and 25 is twenty-five, so in this language, if 60 is <text:span text:style-name="T71">nakrō, </text:span>67 is <text:span text:style-name="T71">nakrō</text:span>tswa</text:p>
      <text:p text:style-name="P59"/>
      <text:p text:style-name="P61">X dozens of dozens is <text:span text:style-name="T72">y</text:span>e<text:span text:style-name="T72">p-</text:span>X, for example, 175 is <text:span text:style-name="T72">y</text:span>e<text:span text:style-name="T72">p</text:span>the<text:span text:style-name="T71">rō</text:span>tswa <text:span text:style-name="T75">(a dozen of dozens is a yep</text:span><text:span text:style-name="T71">rō</text:span><text:span text:style-name="T75">)</text:span></text:p>
      <text:p text:style-name="P60"/>
      <text:p text:style-name="P64">X dozens of dozens of dozens is ksa-X, for example, 1773 is ksarar<text:span text:style-name="T71">ōdgiēn </text:span><text:span text:style-name="T75">(a dozen of dozen of dozens is a ksa</text:span><text:span text:style-name="T71">rō</text:span><text:span text:style-name="T75">)</text:span></text:p>
      <text:p text:style-name="P59"/>
      <text:p text:style-name="P65">then, as in english there are the hundreds of thousands here we will have the ksa<text:span text:style-name="T71">rō </text:span>yep<text:span text:style-name="T71">rō </text:span>and so on, but, as a primitive civilization it will be very unlinkely that such big numbers will be ever used</text:p>
      <text:p text:style-name="P52"><text:tab/></text:p>
      <text:p text:style-name="P200"><text:span text:style-name="T130">Ordinal</text:span> Numbers:</text:p>
      <text:p text:style-name="P40"/>
      <text:p text:style-name="P99">Ordinal Numbers will be obtained by taking the corresponding <text:span text:style-name="T131">Cardinal Number and adding as a suffix the -i, for example:</text:span></text:p>
      <text:p text:style-name="P100"/>
      <text:p text:style-name="P58">me <text:span text:style-name="T131">(one) <text:tab/>→<text:tab/>mei (first)</text:span></text:p>
      <text:p text:style-name="P100">nak (five)<text:tab/>→<text:tab/>naki (fifth)</text:p>
      <text:p text:style-name="P100"/>
      <text:p text:style-name="P100"/>
      <text:p text:style-name="P100"/>
      <text:p text:style-name="P254"><text:span text:style-name="T197">Days of the Week</text:span>:</text:p>
      <text:p text:style-name="P254"/>
      <text:p text:style-name="P230">in this section will be explained the days of the week, in the Culture Section, will be explained why they are called in this way and the rituals associated with them</text:p>
      <text:p text:style-name="P254"/>
      <text:p text:style-name="P229"><text:span text:style-name="T207">n</text:span>ethral<text:tab/>→<text:tab/>Monday (the day of <text:span text:style-name="T198">G</text:span>od)</text:p>
      <text:p text:style-name="P231"><text:span text:style-name="T207">d</text:span>giaral<text:tab/>→<text:tab/>Tuesday (the day of the Father)</text:p>
      <text:p text:style-name="P231"><text:span text:style-name="T207">n</text:span>aral<text:tab/>→<text:tab/>Wednesday (the day of the Mother)</text:p>
      <text:p text:style-name="P233"><text:span text:style-name="T216">mi</text:span><text:span text:style-name="T217">d</text:span><text:span text:style-name="T216">z</text:span><text:span text:style-name="T1">ū</text:span>ral<text:tab/>→<text:tab/>Thursday (the day of <text:span text:style-name="T201">Mi</text:span><text:span text:style-name="T218">d</text:span><text:span text:style-name="T201">z</text:span><text:span text:style-name="T1">ū</text:span><text:span text:style-name="T201">ri, God of Nature</text:span>)</text:p>
      <text:p text:style-name="P235"><text:span text:style-name="T207">v</text:span>oxral<text:tab/>→<text:tab/><text:span text:style-name="T199">Friday </text:span>(the day of the <text:span text:style-name="T201">Voxa, God of War</text:span>)</text:p>
      <text:p text:style-name="P232"><text:span text:style-name="T220">yala</text:span>ral<text:tab/>→<text:tab/><text:span text:style-name="T200">Saturday</text:span> (the day of <text:span text:style-name="T221">Yalax</text:span>, the God of <text:span text:style-name="T221">Sailors and </text:span>Merchants)</text:p>
      <text:p text:style-name="P250">xokral<text:tab/>→<text:tab/>Sunday (the day of Xok, god of Death)</text:p>
      <text:p text:style-name="P234"/>
      <text:p text:style-name="P226"/>
      <text:p text:style-name="P13"><text:span text:style-name="T31">Verbs</text:span><text:span text:style-name="T3">:</text:span></text:p>
      <text:p text:style-name="P38"/>
      <text:p text:style-name="P201">Root Words:</text:p>
      <text:p text:style-name="P36"/>
      <text:p text:style-name="P38">ir<text:span text:style-name="T146">a</text:span><text:tab/><text:tab/>→<text:tab/>to be</text:p>
      <text:p text:style-name="P38">p<text:span text:style-name="T164">e</text:span>k<text:tab/><text:tab/>→<text:tab/>to have</text:p>
      <text:p text:style-name="P116">make<text:tab/><text:tab/>→<text:tab/>to eat</text:p>
      <text:p text:style-name="P116">gake<text:tab/><text:tab/>→<text:tab/>to drink</text:p>
      <text:p text:style-name="P117">iksi<text:tab/><text:tab/>→<text:tab/>to bite</text:p>
      <text:p text:style-name="P38">fl<text:span text:style-name="T146">a</text:span><text:tab/><text:tab/>→<text:tab/>to see</text:p>
      <text:p text:style-name="P118">efret<text:tab/><text:tab/>→<text:tab/>to hear</text:p>
      <text:p text:style-name="P119"><text:soft-page-break/>k<text:span text:style-name="T62">ā</text:span>ri<text:tab/><text:tab/>→<text:tab/>to feel</text:p>
      <text:p text:style-name="P41">k<text:span text:style-name="T146">o</text:span><text:tab/><text:tab/>→<text:tab/>to sit</text:p>
      <text:p text:style-name="P42">kr<text:span text:style-name="T142">a</text:span>s<text:tab/><text:tab/>→<text:tab/>to go/<text:span text:style-name="T177">walk</text:span></text:p>
      <text:p text:style-name="P133">yas<text:tab/><text:tab/>→<text:tab/><text:span text:style-name="T196">to </text:span>need</text:p>
      <text:p text:style-name="P134">maki<text:tab/><text:tab/>→<text:tab/><text:span text:style-name="T196">to </text:span>have to</text:p>
      <text:p text:style-name="P135">pagi<text:tab/><text:tab/>→<text:tab/>to can</text:p>
      <text:p text:style-name="P42">max<text:tab/><text:tab/>→<text:tab/>to do/<text:span text:style-name="T161">make</text:span></text:p>
      <text:p text:style-name="P39"><text:span text:style-name="T167">tekli</text:span><text:tab/><text:tab/>→<text:tab/>to cause</text:p>
      <text:p text:style-name="P53">v<text:span text:style-name="T147">a</text:span>s<text:tab/><text:tab/>→<text:tab/>to get</text:p>
      <text:p text:style-name="P220">flog<text:tab/><text:tab/>→<text:tab/>to be born</text:p>
      <text:p text:style-name="P221">voxa<text:tab/><text:tab/>→<text:tab/>to do war/to fight</text:p>
      <text:p text:style-name="P53"/>
      <text:p text:style-name="P77"/>
      <text:p text:style-name="P53"/>
      <text:p text:style-name="P74"><text:span text:style-name="T83">verbi da fare: </text:span>potere</text:p>
      <text:p text:style-name="P53"/>
      <text:p text:style-name="P201">Derived Words:</text:p>
      <text:p text:style-name="P196"/>
      <text:p text:style-name="P197"/>
      <text:p text:style-name="P53">ak<text:span text:style-name="T65">ī</text:span>pvas<text:tab/><text:tab/>→<text:tab/>“animal-get”, to hunt</text:p>
      <text:p text:style-name="P48">lēf<text:span text:style-name="T66">vas<text:tab/><text:tab/>→<text:tab/>“plant-get”,<text:tab/> to gather plants</text:span></text:p>
      <text:p text:style-name="P54">nala<text:span text:style-name="T64">k</text:span><text:span text:style-name="T65">ī</text:span><text:span text:style-name="T68">p</text:span>vas<text:tab/><text:tab/>→<text:tab/>“fish-get”, to fish</text:p>
      <text:p text:style-name="P109">fura<text:span text:style-name="T167">tekli</text:span><text:tab/><text:tab/>→<text:tab/>“<text:span text:style-name="T155">fire-cause</text:span>”, <text:span text:style-name="T155">to burn</text:span></text:p>
      <text:p text:style-name="P110">yam<text:span text:style-name="T160">a</text:span>x<text:tab/><text:tab/>→<text:tab/>“<text:span text:style-name="T156">make-wind</text:span>”, <text:span text:style-name="T156">run </text:span><text:span text:style-name="T157">(in the Culture is explained why)</text:span></text:p>
      <text:p text:style-name="P115">yuf<text:span text:style-name="T167">tekli</text:span><text:tab/><text:tab/>→<text:tab/>“cause-zero”, destroy</text:p>
      <text:p text:style-name="P112">natmax<text:tab/><text:tab/>→<text:tab/>“group-make”, team up/become friends</text:p>
      <text:p text:style-name="P113">texot<text:tab/><text:tab/>→<text:tab/>“cause-dead”, kill</text:p>
      <text:p text:style-name="P126">nalakras<text:tab/><text:tab/>→<text:tab/>“<text:span text:style-name="T190">water</text:span>-<text:span text:style-name="T190">go</text:span>”, swim/<text:span text:style-name="T192">move</text:span><text:span text:style-name="T191"> through water</text:span></text:p>
      <text:p text:style-name="P128">yathkras<text:tab/><text:tab/>→<text:tab/>“wind-go”, <text:s/><text:span text:style-name="T193">fly/move through air</text:span></text:p>
      <text:p text:style-name="P113"/>
      <text:p text:style-name="P114"/>
      <text:p text:style-name="P41"/>
      <text:p text:style-name="P41"/>
      <text:p text:style-name="P12"><text:span text:style-name="T32">Adjectives</text:span><text:span text:style-name="T3">:</text:span></text:p>
      <text:p text:style-name="P38"/>
      <text:p text:style-name="P81">bē<text:tab/>→ <text:tab/>big</text:p>
      <text:p text:style-name="P82">afk<text:span text:style-name="T62">ā</text:span>be<text:tab/>→<text:tab/>long</text:p>
      <text:p text:style-name="P83">m<text:span text:style-name="T93">a</text:span>xk<text:span text:style-name="T62">ā</text:span>be<text:tab/>→<text:tab/>wide</text:p>
      <text:p text:style-name="P85">liuk<text:span text:style-name="T62">ā</text:span>be<text:tab/>→<text:tab/>tall</text:p>
      <text:p text:style-name="P120">liuko<text:tab/>→<text:tab/>high (as sitting on a high place)</text:p>
      <text:p text:style-name="P121">t<text:span text:style-name="T167">w</text:span>a<text:span text:style-name="T167">i</text:span><text:tab/>→<text:tab/>little/<text:span text:style-name="T97">small</text:span></text:p>
      <text:p text:style-name="P122"><text:span text:style-name="T179">afk</text:span><text:span text:style-name="T62">ā</text:span>twa<text:span text:style-name="T178"><text:tab/>→<text:tab/></text:span>short <text:span text:style-name="T180">(in length)</text:span></text:p>
      <text:p text:style-name="P122">max<text:span text:style-name="T179">k</text:span><text:span text:style-name="T62">ā</text:span>twa<text:tab/>→<text:tab/>tight/narrow</text:p>
      <text:p text:style-name="P122">liu<text:span text:style-name="T179">k</text:span><text:span text:style-name="T62">ā</text:span>twa<text:tab/>→<text:tab/><text:span text:style-name="T180">short (in height)</text:span></text:p>
      <text:p text:style-name="P72">wa<text:tab/>→<text:tab/>many</text:p>
      <text:p text:style-name="P73">mēk<text:tab/>→<text:tab/><text:span text:style-name="T81">a </text:span>few/<text:span text:style-name="T81">a </text:span>little </text:p>
      <text:p text:style-name="P123">o<text:span text:style-name="T186">i</text:span><text:span text:style-name="T187">sa</text:span><text:tab/>→<text:tab/>tired</text:p>
      <text:p text:style-name="P73">xot<text:tab/>→<text:tab/>dead <text:span text:style-name="T230">(also a name, in the Culture is explained)</text:span></text:p>
      <text:p text:style-name="P73">yan<text:tab/>→<text:tab/>alive</text:p>
      <text:p text:style-name="P180">makwa<text:tab/>→<text:tab/>near</text:p>
      <text:p text:style-name="P180"/>
      <text:p text:style-name="P181"/>
      <text:p text:style-name="P84"><text:soft-page-break/></text:p>
      <text:p text:style-name="P38"/>
      <text:p text:style-name="P189">Adverbs <text:span text:style-name="T184">and </text:span><text:span text:style-name="T183">Prepositions</text:span>:</text:p>
      <text:p text:style-name="P189"/>
      <text:p text:style-name="P252">kō<text:tab/>→<text:tab/><text:span text:style-name="T122">on</text:span></text:p>
      <text:p text:style-name="P253">tsla<text:tab/>→<text:tab/>under <text:span text:style-name="T202">(also used as submerged)</text:span></text:p>
      <text:p text:style-name="P161">k<text:span text:style-name="T87">ip</text:span><text:tab/>→<text:tab/>this</text:p>
      <text:p text:style-name="P237">xla<text:tab/>→<text:tab/>ther<text:span text:style-name="T132">e</text:span></text:p>
      <text:p text:style-name="P151">ket<text:tab/>→<text:tab/>that</text:p>
      <text:p text:style-name="P173">n<text:span text:style-name="T62">ā</text:span>ti<text:tab/>→<text:tab/><text:span text:style-name="T94">all </text:span><text:span text:style-name="T95">(also a Noun)</text:span></text:p>
      <text:p text:style-name="P174">mi<text:tab/>→<text:tab/>yes</text:p>
      <text:p text:style-name="P175">ut<text:tab/>→<text:tab/><text:span text:style-name="T185">no/</text:span>not/<text:span text:style-name="T88">less (as in wire-less in English)</text:span></text:p>
      <text:p text:style-name="P176">liuk<text:span text:style-name="T62">ā</text:span>ko<text:tab/>→<text:tab/><text:span text:style-name="T188">over</text:span></text:p>
      <text:p text:style-name="P177">sw<text:span text:style-name="T1">ē</text:span>t<text:tab/>→<text:tab/><text:span text:style-name="T189">in</text:span></text:p>
      <text:p text:style-name="P179">mex<text:tab/>→<text:tab/>between</text:p>
      <text:p text:style-name="P182">afk<text:span text:style-name="T62">ā</text:span>kwa<text:tab/>→<text:tab/><text:span text:style-name="T194">in front of (only for things near the speaker)</text:span></text:p>
      <text:p text:style-name="P177"/>
      <text:p text:style-name="P178"/>
      <text:p text:style-name="P151"/>
      <text:p text:style-name="P189"/>
      <text:p text:style-name="P189"/>
      <text:p text:style-name="P38"/>
      <text:p text:style-name="P213">Syntax:</text:p>
      <text:p text:style-name="P186"/>
      <text:p text:style-name="P20"><text:span text:style-name="T55">Word Order: </text:span><text:span text:style-name="T2">Subject Object Verb</text:span></text:p>
      <text:p text:style-name="P184"/>
      <text:p text:style-name="P20"><text:span text:style-name="T2">The Person Sees the Animal → Person Animal See → </text:span><text:span text:style-name="T35">mā</text:span><text:span text:style-name="T36">t </text:span><text:span text:style-name="T34">a</text:span><text:span text:style-name="T35">k</text:span><text:span text:style-name="T37">ī</text:span><text:span text:style-name="T38">p</text:span><text:span text:style-name="T35"> </text:span><text:span text:style-name="T39">flā</text:span></text:p>
      <text:p text:style-name="P136"/>
      <text:p text:style-name="P21"><text:span text:style-name="T39">i</text:span><text:span text:style-name="T34">f a noun is succeded by another noun, then the first noun is an adjective of the second, </text:span><text:span text:style-name="T48">In fact adjectives comes before Nouns</text:span><text:span text:style-name="T34">, for example:</text:span></text:p>
      <text:p text:style-name="P138"/>
      <text:p text:style-name="P28"><text:span text:style-name="T11">The Person Sees the big Animal → Person Big Thing Animal See → </text:span><text:span text:style-name="T12">mā</text:span><text:span text:style-name="T13">t </text:span><text:span text:style-name="T11">b</text:span><text:span text:style-name="T14">ē</text:span><text:span text:style-name="T13"> </text:span><text:span text:style-name="T15">a</text:span><text:span text:style-name="T12">k</text:span><text:span text:style-name="T16">ī</text:span><text:span text:style-name="T17">p</text:span><text:span text:style-name="T12"> </text:span><text:span text:style-name="T18">flā</text:span></text:p>
      <text:p text:style-name="P36"/>
      <text:p text:style-name="P41"/>
      <text:p text:style-name="P41">a verb can be used also for “adpositions”, so a verb like “to sit” (kō) can become “on”</text:p>
      <text:p text:style-name="P36"/>
      <text:p text:style-name="P7"><text:span text:style-name="T19">The Animal is on the rock → Animal Rock Sit → </text:span><text:span text:style-name="T10">a</text:span><text:span text:style-name="T20">k</text:span><text:span text:style-name="T7">ī</text:span><text:span text:style-name="T8">p </text:span><text:span text:style-name="T21">k</text:span><text:span text:style-name="T23">e</text:span><text:span text:style-name="T21">s </text:span><text:span text:style-name="T19">kō</text:span></text:p>
      <text:p text:style-name="P41"/>
      <text:p text:style-name="P14"><text:span text:style-name="T19">T</text:span><text:span text:style-name="T3">he verb </text:span><text:span text:style-name="T22">Always come last in the sentence, so every verb which is after a noun is a “postposition”</text:span></text:p>
      <text:p text:style-name="P43"/>
      <text:p text:style-name="P15"><text:span text:style-name="T22">E</text:span><text:span text:style-name="T3">very time we talk about a Possessor and a Possessee, the Possessor comes before the Possessee, this is because the Possessee is seen as an “adjective” that describes the Possessor</text:span></text:p>
      <text:p text:style-name="P44"/>
      <text:p text:style-name="P45">Summary:</text:p>
      <text:list xml:id="list1898987310" text:style-name="L1">
        <text:list-item>
          <text:p text:style-name="P217">Default Word Order: S O V</text:p>
        </text:list-item>
        <text:list-item>
          <text:p text:style-name="P217">Adjective – Noun</text:p>
        </text:list-item>
        <text:list-item>
          <text:p text:style-name="P217">Noun – Postposition</text:p>
        </text:list-item>
        <text:list-item>
          <text:p text:style-name="P217">Possessor – Possessee</text:p>
        </text:list-item>
        <text:list-item>
          <text:p text:style-name="P218">Verb - Auxiliary</text:p>
        </text:list-item>
      </text:list>
      <text:p text:style-name="P45"/>
      <text:p text:style-name="P45"/>
      <text:p text:style-name="P33"><text:span text:style-name="T54">Grammar</text:span><text:span text:style-name="T2">:</text:span></text:p>
      <text:p text:style-name="P214"><text:soft-page-break/></text:p>
      <text:p text:style-name="P22"><text:span text:style-name="T31">Plurali</text:span><text:span text:style-name="T33">ty:</text:span><text:span text:style-name="T55"> </text:span></text:p>
      <text:p text:style-name="P185"/>
      <text:p text:style-name="P22"><text:span text:style-name="T55">Unmarked Singular: </text:span><text:span text:style-name="T40">a</text:span><text:span text:style-name="T35">k</text:span><text:span text:style-name="T37">ī</text:span><text:span text:style-name="T38">p </text:span><text:span text:style-name="T41">(animal)</text:span></text:p>
      <text:p text:style-name="P22"><text:span text:style-name="T55">Plural Marked by adding “wa”: wa </text:span><text:span text:style-name="T40">a</text:span><text:span text:style-name="T35">k</text:span><text:span text:style-name="T37">ī</text:span><text:span text:style-name="T38">p </text:span><text:span text:style-name="T41">(animals)</text:span></text:p>
      <text:p text:style-name="P139"/>
      <text:p text:style-name="P139"/>
      <text:p text:style-name="P29"><text:span text:style-name="T41">T</text:span><text:span text:style-name="T34">enses:</text:span></text:p>
      <text:p text:style-name="P140"/>
      <text:p text:style-name="P140"><text:span text:style-name="T123">Present</text:span>: Unmarked</text:p>
      <text:p text:style-name="P140"/>
      <text:p text:style-name="P159"><text:span text:style-name="T127">I am a person<text:tab/>→<text:tab/></text:span>N<text:span text:style-name="T126">ā</text:span> mat ir<text:span text:style-name="T126">ā</text:span></text:p>
      <text:p text:style-name="P141"/>
      <text:p text:style-name="P23"><text:span text:style-name="T57">Simple </text:span><text:span text:style-name="T56">Future</text:span><text:span text:style-name="T34">: + G</text:span><text:span text:style-name="T42">o (kr</text:span><text:span text:style-name="T50">a</text:span><text:span text:style-name="T42">s)</text:span><text:span text:style-name="T34"> (Auxiliary Verb)</text:span></text:p>
      <text:p text:style-name="P142"/>
      <text:p text:style-name="P171">I will be a father<text:tab/>→<text:tab/><text:span text:style-name="T125">N</text:span><text:span text:style-name="T144">a</text:span> <text:span text:style-name="T70">dgiapet</text:span> <text:span text:style-name="T126">kr</text:span><text:span text:style-name="T144">a</text:span><text:span text:style-name="T126">s</text:span> <text:span text:style-name="T125">ir</text:span><text:span text:style-name="T144">a</text:span></text:p>
      <text:p text:style-name="P171"/>
      <text:p text:style-name="P24"><text:span text:style-name="T56">Future </text:span><text:span text:style-name="T58">Perfec</text:span><text:span text:style-name="T59">t</text:span><text:span text:style-name="T34">: </text:span><text:span text:style-name="T52">+ </text:span><text:span text:style-name="T34"><text:s/></text:span><text:span text:style-name="T53">Participle Form</text:span><text:span text:style-name="T34"> </text:span><text:span text:style-name="T53">+ </text:span><text:span text:style-name="T34">G</text:span><text:span text:style-name="T42">o (kr</text:span><text:span text:style-name="T50">a</text:span><text:span text:style-name="T42">s)</text:span><text:span text:style-name="T34"> (Auxiliary Verb)</text:span></text:p>
      <text:p text:style-name="P144"/>
      <text:p text:style-name="P172">I will <text:span text:style-name="T173">be gone there</text:span><text:tab/>→<text:tab/><text:span text:style-name="T125">N</text:span><text:span text:style-name="T144">a</text:span> <text:span text:style-name="T174">xla</text:span> <text:span text:style-name="T126">kr</text:span><text:span text:style-name="T144">a</text:span><text:span text:style-name="T126">s</text:span><text:span text:style-name="T176">lei</text:span> <text:span text:style-name="T175">kras</text:span></text:p>
      <text:p text:style-name="P142"/>
      <text:p text:style-name="P142"><text:span text:style-name="T123">Past Perfective</text:span>: + Do (max) (auxiliary Verb)</text:p>
      <text:p text:style-name="P142"/>
      <text:p text:style-name="P160">I had gone in the forest<text:tab/><text:tab/>→<text:tab/><text:span text:style-name="T125">N</text:span><text:span text:style-name="T165">a</text:span><text:span text:style-name="T128"> </text:span><text:span text:style-name="T61">yanulēfxas</text:span><text:span text:style-name="T128"> max </text:span><text:span text:style-name="T126">kr</text:span><text:span text:style-name="T143">a</text:span><text:span text:style-name="T126">s</text:span></text:p>
      <text:p text:style-name="P142"/>
      <text:p text:style-name="P143"><text:span text:style-name="T123">Past Imperfective</text:span>: <text:span text:style-name="T164">+ have (</text:span><text:span text:style-name="T63">p</text:span><text:span text:style-name="T164">e</text:span><text:span text:style-name="T63">k</text:span><text:span text:style-name="T164">) (auxiliary Verb)</text:span><text:tab/></text:p>
      <text:p text:style-name="P162"/>
      <text:p text:style-name="P142"/>
      <text:p text:style-name="P169">i was there<text:tab/><text:tab/>→<text:tab/><text:span text:style-name="T125">N</text:span><text:span text:style-name="T145">a</text:span><text:span text:style-name="T166"> </text:span><text:span text:style-name="T172">x</text:span><text:span text:style-name="T129">l</text:span><text:span text:style-name="T171">a</text:span><text:span text:style-name="T166"> pe</text:span><text:span text:style-name="T171">k </text:span><text:span text:style-name="T125">ir</text:span><text:span text:style-name="T145">a</text:span></text:p>
      <text:p text:style-name="P145"/>
      <text:p text:style-name="P195">Gerund:</text:p>
      <text:p text:style-name="P164"/>
      <text:p text:style-name="P164">is given by adding the suffix “k<text:span text:style-name="T135">o</text:span>s” <text:span text:style-name="T136">to the unmarked verb</text:span></text:p>
      <text:p text:style-name="P164"/>
      <text:p text:style-name="P170">He is going to the lake<text:tab/><text:tab/>→<text:tab/><text:span text:style-name="T62">R</text:span><text:span text:style-name="T139">o</text:span><text:span text:style-name="T62"> <text:s/></text:span><text:span text:style-name="T126">kr</text:span><text:span text:style-name="T139">a</text:span><text:span text:style-name="T126">s</text:span><text:span text:style-name="T137">kos </text:span><text:span text:style-name="T138">n</text:span><text:span text:style-name="T118">a</text:span><text:span text:style-name="T138">laxas</text:span></text:p>
      <text:p text:style-name="P170"/>
      <text:p text:style-name="P203">Past Gerund:<text:span text:style-name="T89"> + Do (max)</text:span></text:p>
      <text:p text:style-name="P210"/>
      <text:p text:style-name="P205"><text:span text:style-name="T89">She was going to the lake<text:tab/>→<text:tab/></text:span><text:span text:style-name="T90">Ro kraskos max nalaxas</text:span></text:p>
      <text:p text:style-name="P212"/>
      <text:p text:style-name="P207">Participle:</text:p>
      <text:p text:style-name="P207"/>
      <text:p text:style-name="P208">is given by adding the suffix “lei” to the unmarked verb</text:p>
      <text:p text:style-name="P208"/>
      <text:p text:style-name="P209">They have killed an animal<text:tab/><text:tab/>→<text:tab/><text:span text:style-name="T168">Wo Akip </text:span><text:span text:style-name="T170">t</text:span><text:span text:style-name="T168">exotlei</text:span></text:p>
      <text:p text:style-name="P209"/>
      <text:p text:style-name="P204">Past <text:span text:style-name="T169">Participle</text:span>:<text:span text:style-name="T89"> + Do (max)</text:span></text:p>
      <text:p text:style-name="P211"/>
      <text:p text:style-name="P206"><text:span text:style-name="T89">They had killed the animal<text:tab/><text:tab/>→<text:tab/></text:span><text:span text:style-name="T91">Wo Akip texotlei max</text:span></text:p>
      <text:p text:style-name="P145"/>
      <text:p text:style-name="P194">Passive:</text:p>
      <text:p text:style-name="P145"/>
      <text:p text:style-name="P146"><text:soft-page-break/>is given by using the verb “to be” as the ausiliary verb: </text:p>
      <text:p text:style-name="P145"/>
      <text:p text:style-name="P25"><text:span text:style-name="T34">I am seen by the animal → i animal see be → </text:span><text:span text:style-name="T43">N</text:span><text:span text:style-name="T49">a</text:span><text:span text:style-name="T43"> </text:span><text:span text:style-name="T40">a</text:span><text:span text:style-name="T35">k</text:span><text:span text:style-name="T49">i</text:span><text:span text:style-name="T38">p </text:span><text:span text:style-name="T39">fl</text:span><text:span text:style-name="T49">a</text:span><text:span text:style-name="T39"> ir</text:span><text:span text:style-name="T49">a</text:span></text:p>
      <text:p text:style-name="P137"/>
      <text:p text:style-name="P137"/>
      <text:p text:style-name="P30"><text:span text:style-name="T39">C</text:span><text:span text:style-name="T34">ausative:</text:span></text:p>
      <text:p text:style-name="P147"/>
      <text:p text:style-name="P26"><text:span text:style-name="T34">is given by using </text:span><text:span text:style-name="T44">the verb “to cause” as the auxiliary verb:</text:span></text:p>
      <text:p text:style-name="P149"/>
      <text:p text:style-name="P27"><text:span text:style-name="T34">I make the animal see the rock → i rock animal see cause → </text:span><text:span text:style-name="T43">Nā </text:span><text:span text:style-name="T39">k</text:span><text:span text:style-name="T46">e</text:span><text:span text:style-name="T39">s </text:span><text:span text:style-name="T40">a</text:span><text:span text:style-name="T35">k</text:span><text:span text:style-name="T37">ī</text:span><text:span text:style-name="T38">p </text:span><text:span text:style-name="T39">flā </text:span><text:span text:style-name="T45">te</text:span><text:span text:style-name="T51">kli</text:span></text:p>
      <text:p text:style-name="P148"/>
      <text:p text:style-name="P148"/>
      <text:p text:style-name="P34"><text:span text:style-name="T47">Culture</text:span><text:span text:style-name="T45">:</text:span></text:p>
      <text:p text:style-name="P147"/>
      <text:p text:style-name="P191">Short History of this <text:span text:style-name="T101">P</text:span>eople</text:p>
      <text:p text:style-name="P191"/>
      <text:p text:style-name="P163">This People lived in the island for centuries, the first who arrived here where explorers from far lands which have been forgotten created <text:span text:style-name="T100">this</text:span> society from scratch.</text:p>
      <text:p text:style-name="P163"/>
      <text:p text:style-name="P167">This People are called “Matn<text:span text:style-name="T62">ā</text:span>ti” and the Island is called ”Mat<text:span text:style-name="T134">naat</text:span>h” from their name</text:p>
      <text:p text:style-name="P167"/>
      <text:p text:style-name="P168">Today the Island is divided in many city-states each one ruled by a different family/tribe, they often make alliances and wars with each other. <text:span text:style-name="T162">They also communicate with the other continents, to which it commerces.</text:span></text:p>
      <text:p text:style-name="P168"/>
      <text:p text:style-name="P238">Their major Economic Partners are the Eastern Empire, the Hosnoth Empire and the Kingdom of the South <text:span text:style-name="T163">as they act as a “middle-pass” between the continents</text:span></text:p>
      <text:p text:style-name="P238"/>
      <text:p text:style-name="P255">Mythology and Religion</text:p>
      <text:p text:style-name="P255"/>
      <text:p text:style-name="P241">in The Island there are many regional legends, but there is also a “Common Mythology” shared by all the people.</text:p>
      <text:p text:style-name="P216"><text:bookmark text:name="tw-target-text"/><text:span text:style-name="T211">each god in this mythology manifests itself through a natural element </text:span><text:span text:style-name="T212">or a human phenomenon.</text:span></text:p>
      <text:p text:style-name="P216"><text:span text:style-name="T210">T</text:span><text:span text:style-name="T209">he Main Gods are:</text:span></text:p>
      <text:p text:style-name="P239"/>
      <text:p text:style-name="P240">- <text:span text:style-name="T204">N</text:span><text:span text:style-name="T1">ē</text:span><text:span text:style-name="T204">th: </text:span><text:span text:style-name="T208">He is the Father and the King of all Gods, </text:span><text:span text:style-name="T213">he is often represented as the Sun</text:span></text:p>
      <text:p text:style-name="P240"/>
      <text:p text:style-name="P240">- <text:span text:style-name="T214">Floth: She is the Mother of the Gods, represented as the Moon, she is also the protector goddess of births and </text:span><text:span text:style-name="T215">children. In fact, the name “Floth” comes from “flog” which means “to be born” in this Language, this is because, in this culture, the moon “</text:span><text:span text:style-name="T231">dies” </text:span><text:span text:style-name="T215">every month</text:span><text:span text:style-name="T231"> </text:span><text:span text:style-name="T215">and then “is reborn”</text:span></text:p>
      <text:p text:style-name="P240"/>
      <text:p text:style-name="P246">- <text:span text:style-name="T231">Xok: He is the brother of </text:span><text:span text:style-name="T204">N</text:span><text:span text:style-name="T1">ē</text:span><text:span text:style-name="T204">th</text:span><text:span text:style-name="T231"> and </text:span><text:span text:style-name="T232">God of Death and Destruction, in the myth, Xok is jealous of </text:span><text:span text:style-name="T204">N</text:span><text:span text:style-name="T1">ē</text:span><text:span text:style-name="T204">th, </text:span><text:span text:style-name="T232">and wants to destroy everything that he loves, that’s why the evils of the world exist (death, diseases, famines…).</text:span></text:p>
      <text:p text:style-name="P251">During Xokral, every man and woman spends his day honoring the dead and praying for <text:span text:style-name="T204">N</text:span><text:span text:style-name="T1">ē</text:span><text:span text:style-name="T204">th </text:span>to save them from Xok.</text:p>
      <text:p text:style-name="P240"/>
      <text:p text:style-name="P245">- <text:span text:style-name="T220">Midz</text:span><text:span text:style-name="T1">ū</text:span><text:span text:style-name="T220">ri: </text:span><text:span text:style-name="T223">She is the first Daugther of </text:span><text:span text:style-name="T204">N</text:span><text:span text:style-name="T1">ē</text:span><text:span text:style-name="T204">th</text:span><text:span text:style-name="T223"> and </text:span><text:span text:style-name="T224">Goddess of Nature, Plants and Animals, she is honored every week during the </text:span><text:span text:style-name="T220">Midz</text:span><text:span text:style-name="T1">ū</text:span><text:span text:style-name="T220">r</text:span><text:span text:style-name="T228">al</text:span><text:span text:style-name="T224">.</text:span></text:p>
      <text:p text:style-name="P245"><text:span text:style-name="T228">E</text:span><text:span text:style-name="T225">very man during </text:span><text:span text:style-name="T220">Midz</text:span><text:span text:style-name="T1">ū</text:span><text:span text:style-name="T220">r</text:span><text:span text:style-name="T228">al</text:span><text:span text:style-name="T225">, spends </text:span><text:span text:style-name="T226">h</text:span><text:span text:style-name="T225">is day farming and </text:span><text:span text:style-name="T229">animal</text:span><text:span text:style-name="T225"> hunt</text:span><text:span text:style-name="T229">ing is prohibited</text:span><text:span text:style-name="T224">.</text:span></text:p>
      <text:p text:style-name="P244"/>
      <text:p text:style-name="P243"><text:span text:style-name="T222">- Voxa: </text:span><text:span text:style-name="T225">He is the second Son of </text:span><text:span text:style-name="T204">N</text:span><text:span text:style-name="T1">ē</text:span><text:span text:style-name="T204">th </text:span><text:span text:style-name="T225">and God of War, he is honored every week during Voxral.</text:span></text:p>
      <text:p text:style-name="P248"><text:soft-page-break/>Every man during Voxral spends his day training to fight using the “Vox” (the special type of spear that the Matnaati use to hunt and fight).</text:p>
      <text:p text:style-name="P242"/>
      <text:p text:style-name="P242"/>
      <text:p text:style-name="P245"><text:span text:style-name="T220">- Yalax: </text:span><text:span text:style-name="T227">He is the third Son of </text:span><text:span text:style-name="T204">N</text:span><text:span text:style-name="T1">ē</text:span><text:span text:style-name="T204">th </text:span><text:span text:style-name="T228">and God of Merchants and Sailors, he is honored every week during Yalaral.</text:span></text:p>
      <text:p text:style-name="P249">During Yalaral in every city of the island, there is a fair where every man (farmers, hunters and merchants from the other cities) can buy and sell whatever he wants <text:span text:style-name="T230">(animals, weapons, slaves...)</text:span>.</text:p>
      <text:p text:style-name="P249"/>
      <text:p text:style-name="P156"/>
      <text:p text:style-name="P156"/>
      <text:p text:style-name="P156"/>
      <text:p text:style-name="P192">Dog Etymology</text:p>
      <text:p text:style-name="P157"/>
      <text:p text:style-name="P158">Their Dogs are Animals which are used by the rich and aristocrats to guard and protect them, <text:span text:style-name="T195">there is also a particular breed of the dog on the island that resembles a big wolf that is used in wars and battles</text:span>, so they are considered as guards, soldiers, soldier-animals.</text:p>
      <text:p text:style-name="P45"/>
      <text:p text:style-name="P193"><text:span text:style-name="T158">Run</text:span><text:span text:style-name="T150"> Etymology</text:span></text:p>
      <text:p text:style-name="P46"/>
      <text:p text:style-name="P111">Matnaati think that there are the air spirits of the earth that are manifested as the winds, <text:span text:style-name="T159">which runs through the trees of the island</text:span> </text:p>
      <text:p text:style-name="P46"/>
      <text:p text:style-name="P198">Blood and Bone Etymology</text:p>
      <text:p text:style-name="P165"/>
      <text:p text:style-name="P166">Matnaath’s People have a myth that describes how the people were created: the God of Sun <text:span text:style-name="T151">wanted to create a toy for his beloved, the Moon, and created a doll: it created it using sticks and mud. </text:span><text:span text:style-name="T203">Then,</text:span><text:span text:style-name="T151"> he blowed onto the two pieces </text:span><text:span text:style-name="T152">and they beacame alive, he then instructed the </text:span><text:span text:style-name="T203">first</text:span><text:span text:style-name="T152"> humans to worship and praise the Moon, the Sun and all the other gods.</text:span></text:p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7T19:22:23.239000000</dc:date>
    <meta:editing-duration>PT10H51M5S</meta:editing-duration>
    <meta:editing-cycles>434</meta:editing-cycles>
    <meta:generator>LibreOffice/7.2.5.2$Windows_X86_64 LibreOffice_project/499f9727c189e6ef3471021d6132d4c694f357e5</meta:generator>
    <meta:document-statistic meta:table-count="0" meta:image-count="0" meta:object-count="0" meta:page-count="9" meta:paragraph-count="269" meta:word-count="2126" meta:character-count="11468" meta:non-whitespace-character-count="9459"/>
  </office:meta>
</office:document-meta>
</file>